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UT-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Outubro-2015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328.72" table:style-name="ce14">
            <text:p>329<text:s/></text:p>
          </table:table-cell>
          <table:table-cell office:value-type="float" office:value="13057.74" table:style-name="ce14">
            <text:p>13.058<text:s/></text:p>
          </table:table-cell>
          <table:table-cell office:value-type="float" office:value="62907048.770000003" table:style-name="ce14">
            <text:p>62.907.049<text:s/></text:p>
          </table:table-cell>
          <table:table-cell office:value-type="float" office:value="119599.78" table:style-name="ce14">
            <text:p>119.600<text:s/></text:p>
          </table:table-cell>
          <table:table-cell office:value-type="float" office:value="71405257.560000002" table:style-name="ce14">
            <text:p>71.405.258<text:s/></text:p>
          </table:table-cell>
          <table:table-cell office:value-type="float" office:value="52814498.729999997" table:style-name="ce14">
            <text:p>52.814.499<text:s/></text:p>
          </table:table-cell>
          <table:table-cell office:value-type="float" office:value="3583201.75" table:style-name="ce14">
            <text:p>3.583.202<text:s/></text:p>
          </table:table-cell>
          <table:table-cell office:value-type="float" office:value="139328800.03" table:style-name="ce14">
            <text:p>139.328.800<text:s/></text:p>
          </table:table-cell>
          <table:table-cell office:value-type="float" office:value="60039351.140000001" table:style-name="ce14">
            <text:p>60.039.351<text:s/></text:p>
          </table:table-cell>
          <table:table-cell office:value-type="float" office:value="9215133.0099999998" table:style-name="ce14">
            <text:p>9.215.133<text:s/></text:p>
          </table:table-cell>
          <table:table-cell office:value-type="float" office:value="94325259.810000002" table:style-name="ce14">
            <text:p>94.325.260<text:s/></text:p>
          </table:table-cell>
          <table:table-cell office:value-type="float" office:value="160540.9" table:style-name="ce14">
            <text:p>160.541<text:s/></text:p>
          </table:table-cell>
          <table:table-cell office:value-type="float" office:value="845567.84" table:style-name="ce14">
            <text:p>845.568<text:s/></text:p>
          </table:table-cell>
          <table:table-cell office:value-type="float" office:value="3891069.87" table:style-name="ce14">
            <text:p>3.891.070<text:s/></text:p>
          </table:table-cell>
          <table:table-cell office:value-type="float" office:value="10477886.5" table:style-name="ce14">
            <text:p>10.477.887<text:s/></text:p>
          </table:table-cell>
          <table:table-cell office:value-type="float" office:value="87491290.019999996" table:style-name="ce14">
            <text:p>87.491.290<text:s/></text:p>
          </table:table-cell>
          <table:table-cell office:value-type="float" office:value="11003.67" table:style-name="ce14">
            <text:p>11.004<text:s/></text:p>
          </table:table-cell>
          <table:table-cell office:value-type="float" office:value="252047710.41999999" table:style-name="ce14">
            <text:p>252.047.710<text:s/></text:p>
          </table:table-cell>
          <table:table-cell office:value-type="float" office:value="320849773.74000001" table:style-name="ce14">
            <text:p>320.849.774<text:s/></text:p>
          </table:table-cell>
          <table:table-cell office:value-type="float" office:value="573240.27" table:style-name="ce14">
            <text:p>573.240<text:s/></text:p>
          </table:table-cell>
          <table:table-cell office:value-type="float" office:value="7571.57" table:style-name="ce14">
            <text:p>7.572<text:s/></text:p>
          </table:table-cell>
          <table:table-cell office:value-type="float" office:value="32313.83" table:style-name="ce14">
            <text:p>32.314<text:s/></text:p>
          </table:table-cell>
          <table:table-cell office:value-type="float" office:value="107050982.69" table:style-name="ce14">
            <text:p>107.050.983<text:s/></text:p>
          </table:table-cell>
          <table:table-cell office:value-type="float" office:value="458029334.08999997" table:style-name="ce14">
            <text:p>458.029.334<text:s/></text:p>
          </table:table-cell>
          <table:table-cell office:value-type="float" office:value="228693.67" table:style-name="ce14">
            <text:p>228.694<text:s/></text:p>
          </table:table-cell>
          <table:table-cell office:value-type="float" office:value="1757608619.8299999" table:style-name="ce14">
            <text:p>1.757.608.620<text:s/></text:p>
          </table:table-cell>
          <table:table-cell office:value-type="float" office:value="273.19" table:style-name="ce14">
            <text:p>273<text:s/></text:p>
          </table:table-cell>
          <table:table-cell office:value-type="float" office:value="3493057409.1399999" table:style-name="ce15">
            <text:p>3.493.057.4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25" table:style-name="ce14">
            <text:p>(0)</text:p>
          </table:table-cell>
          <table:table-cell office:value-type="float" office:value="1270.6500000000001" table:style-name="ce14">
            <text:p>1.271<text:s/></text:p>
          </table:table-cell>
          <table:table-cell office:value-type="float" office:value="-18.079999999999998" table:style-name="ce14">
            <text:p>(18)</text:p>
          </table:table-cell>
          <table:table-cell office:value-type="float" office:value="0" table:style-name="ce14">
            <text:p>-<text:s/></text:p>
          </table:table-cell>
          <table:table-cell office:value-type="float" office:value="17490.66" table:style-name="ce14">
            <text:p>17.491<text:s/></text:p>
          </table:table-cell>
          <table:table-cell office:value-type="float" office:value="2242.66" table:style-name="ce14">
            <text:p>2.243<text:s/></text:p>
          </table:table-cell>
          <table:table-cell office:value-type="float" office:value="33.64" table:style-name="ce14">
            <text:p>34<text:s/></text:p>
          </table:table-cell>
          <table:table-cell office:value-type="float" office:value="-56.11" table:style-name="ce14">
            <text:p>(56)</text:p>
          </table:table-cell>
          <table:table-cell office:value-type="float" office:value="21358.75" table:style-name="ce14">
            <text:p>21.359<text:s/></text:p>
          </table:table-cell>
          <table:table-cell office:value-type="float" office:value="-7.84" table:style-name="ce14">
            <text:p>(8)</text:p>
          </table:table-cell>
          <table:table-cell office:value-type="float" office:value="-251.2" table:style-name="ce14">
            <text:p>(251)</text:p>
          </table:table-cell>
          <table:table-cell office:value-type="float" office:value="67520.75" table:style-name="ce14">
            <text:p>67.521<text:s/></text:p>
          </table:table-cell>
          <table:table-cell office:value-type="float" office:value="334.08" table:style-name="ce14">
            <text:p>334<text:s/></text:p>
          </table:table-cell>
          <table:table-cell office:value-type="float" office:value="715324.15" table:style-name="ce14">
            <text:p>715.324<text:s/></text:p>
          </table:table-cell>
          <table:table-cell office:value-type="float" office:value="-690.78" table:style-name="ce14">
            <text:p>(691)</text:p>
          </table:table-cell>
          <table:table-cell office:value-type="float" office:value="58516.26" table:style-name="ce14">
            <text:p>58.516<text:s/></text:p>
          </table:table-cell>
          <table:table-cell office:value-type="float" office:value="-17.73" table:style-name="ce14">
            <text:p>(18)</text:p>
          </table:table-cell>
          <table:table-cell office:value-type="float" office:value="170635.42" table:style-name="ce14">
            <text:p>170.635<text:s/></text:p>
          </table:table-cell>
          <table:table-cell office:value-type="float" office:value="52552.27" table:style-name="ce14">
            <text:p>52.552<text:s/></text:p>
          </table:table-cell>
          <table:table-cell office:value-type="float" office:value="3.59" table:style-name="ce14">
            <text:p>4<text:s/></text:p>
          </table:table-cell>
          <table:table-cell office:value-type="float" office:value="57.82" table:style-name="ce14">
            <text:p>58<text:s/></text:p>
          </table:table-cell>
          <table:table-cell office:value-type="float" office:value="45.46" table:style-name="ce14">
            <text:p>45<text:s/></text:p>
          </table:table-cell>
          <table:table-cell office:value-type="float" office:value="168723.78" table:style-name="ce14">
            <text:p>168.724<text:s/></text:p>
          </table:table-cell>
          <table:table-cell office:value-type="float" office:value="305856.67" table:style-name="ce14">
            <text:p>305.857<text:s/></text:p>
          </table:table-cell>
          <table:table-cell office:value-type="float" office:value="-1.31" table:style-name="ce14">
            <text:p>(1)</text:p>
          </table:table-cell>
          <table:table-cell office:value-type="float" office:value="902803.64" table:style-name="ce14">
            <text:p>902.804<text:s/></text:p>
          </table:table-cell>
          <table:table-cell office:value-type="float" office:value="-0.05" table:style-name="ce14">
            <text:p>(0)</text:p>
          </table:table-cell>
          <table:table-cell office:value-type="float" office:value="2483726.9000000004" table:style-name="ce15">
            <text:p>2.483.7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91837.73" table:style-name="ce14">
            <text:p>191.838<text:s/></text:p>
          </table:table-cell>
          <table:table-cell office:value-type="float" office:value="2528101.67" table:style-name="ce14">
            <text:p>2.528.102<text:s/></text:p>
          </table:table-cell>
          <table:table-cell office:value-type="float" office:value="13318584.220000001" table:style-name="ce14">
            <text:p>13.318.584<text:s/></text:p>
          </table:table-cell>
          <table:table-cell office:value-type="float" office:value="196639.05" table:style-name="ce14">
            <text:p>196.639<text:s/></text:p>
          </table:table-cell>
          <table:table-cell office:value-type="float" office:value="145011047.56999999" table:style-name="ce14">
            <text:p>145.011.048<text:s/></text:p>
          </table:table-cell>
          <table:table-cell office:value-type="float" office:value="34704994.039999999" table:style-name="ce14">
            <text:p>34.704.994<text:s/></text:p>
          </table:table-cell>
          <table:table-cell office:value-type="float" office:value="7345008.1900000004" table:style-name="ce14">
            <text:p>7.345.008<text:s/></text:p>
          </table:table-cell>
          <table:table-cell office:value-type="float" office:value="174866298.93000001" table:style-name="ce14">
            <text:p>174.866.299<text:s/></text:p>
          </table:table-cell>
          <table:table-cell office:value-type="float" office:value="29837837.579999998" table:style-name="ce14">
            <text:p>29.837.838<text:s/></text:p>
          </table:table-cell>
          <table:table-cell office:value-type="float" office:value="8276855.79" table:style-name="ce14">
            <text:p>8.276.856<text:s/></text:p>
          </table:table-cell>
          <table:table-cell office:value-type="float" office:value="400999444.11000001" table:style-name="ce14">
            <text:p>400.999.444<text:s/></text:p>
          </table:table-cell>
          <table:table-cell office:value-type="float" office:value="7346588.4199999999" table:style-name="ce14">
            <text:p>7.346.588<text:s/></text:p>
          </table:table-cell>
          <table:table-cell office:value-type="float" office:value="7007328.5999999996" table:style-name="ce14">
            <text:p>7.007.329<text:s/></text:p>
          </table:table-cell>
          <table:table-cell office:value-type="float" office:value="7742612.6799999997" table:style-name="ce14">
            <text:p>7.742.613<text:s/></text:p>
          </table:table-cell>
          <table:table-cell office:value-type="float" office:value="5071915.38" table:style-name="ce14">
            <text:p>5.071.915<text:s/></text:p>
          </table:table-cell>
          <table:table-cell office:value-type="float" office:value="107273255.08" table:style-name="ce14">
            <text:p>107.273.255<text:s/></text:p>
          </table:table-cell>
          <table:table-cell office:value-type="float" office:value="2873737.23" table:style-name="ce14">
            <text:p>2.873.737<text:s/></text:p>
          </table:table-cell>
          <table:table-cell office:value-type="float" office:value="289917463.63999999" table:style-name="ce14">
            <text:p>289.917.464<text:s/></text:p>
          </table:table-cell>
          <table:table-cell office:value-type="float" office:value="266590978.94999999" table:style-name="ce14">
            <text:p>266.590.979<text:s/></text:p>
          </table:table-cell>
          <table:table-cell office:value-type="float" office:value="3013532.29" table:style-name="ce14">
            <text:p>3.013.532<text:s/></text:p>
          </table:table-cell>
          <table:table-cell office:value-type="float" office:value="2277602.87" table:style-name="ce14">
            <text:p>2.277.603<text:s/></text:p>
          </table:table-cell>
          <table:table-cell office:value-type="float" office:value="25368.26" table:style-name="ce14">
            <text:p>25.368<text:s/></text:p>
          </table:table-cell>
          <table:table-cell office:value-type="float" office:value="455639431.20999998" table:style-name="ce14">
            <text:p>455.639.431<text:s/></text:p>
          </table:table-cell>
          <table:table-cell office:value-type="float" office:value="344454041.30000001" table:style-name="ce14">
            <text:p>344.454.041<text:s/></text:p>
          </table:table-cell>
          <table:table-cell office:value-type="float" office:value="4395510.45" table:style-name="ce14">
            <text:p>4.395.510<text:s/></text:p>
          </table:table-cell>
          <table:table-cell office:value-type="float" office:value="1884116761.4100001" table:style-name="ce14">
            <text:p>1.884.116.761<text:s/></text:p>
          </table:table-cell>
          <table:table-cell office:value-type="float" office:value="334829.25" table:style-name="ce14">
            <text:p>334.829<text:s/></text:p>
          </table:table-cell>
          <table:table-cell office:value-type="float" office:value="4205357605.8999996" table:style-name="ce15">
            <text:p>4.205.357.6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09680.08" table:style-name="ce14">
            <text:p>109.68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46.63" table:style-name="ce14">
            <text:p>547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1151.42" table:style-name="ce14">
            <text:p>21.15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7674084.21000001" table:style-name="ce14">
            <text:p>247.674.084<text:s/></text:p>
          </table:table-cell>
          <table:table-cell office:value-type="float" office:value="6840" table:style-name="ce14">
            <text:p>6.8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92.87" table:style-name="ce14">
            <text:p>2.593<text:s/></text:p>
          </table:table-cell>
          <table:table-cell office:value-type="float" office:value="3257.13" table:style-name="ce14">
            <text:p>3.257<text:s/></text:p>
          </table:table-cell>
          <table:table-cell office:value-type="float" office:value="15219.64" table:style-name="ce14">
            <text:p>15.22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2814863.74000001" table:style-name="ce14">
            <text:p>192.814.864<text:s/></text:p>
          </table:table-cell>
          <table:table-cell office:value-type="float" office:value="1799.55" table:style-name="ce14">
            <text:p>1.800<text:s/></text:p>
          </table:table-cell>
          <table:table-cell office:value-type="float" office:value="203030.7" table:style-name="ce14">
            <text:p>203.031<text:s/></text:p>
          </table:table-cell>
          <table:table-cell office:value-type="float" office:value="24" table:style-name="ce14">
            <text:p>2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40853089.97000003" table:style-name="ce15">
            <text:p>440.853.0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63786.95000000001" table:style-name="ce14">
            <text:p>163.787<text:s/></text:p>
          </table:table-cell>
          <table:table-cell office:value-type="float" office:value="804241.79" table:style-name="ce14">
            <text:p>804.242<text:s/></text:p>
          </table:table-cell>
          <table:table-cell office:value-type="float" office:value="2752637.9" table:style-name="ce14">
            <text:p>2.752.63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292618.800000001" table:style-name="ce14">
            <text:p>11.292.619<text:s/></text:p>
          </table:table-cell>
          <table:table-cell office:value-type="float" office:value="9052361.5500000007" table:style-name="ce14">
            <text:p>9.052.362<text:s/></text:p>
          </table:table-cell>
          <table:table-cell office:value-type="float" office:value="1720685.21" table:style-name="ce14">
            <text:p>1.720.685<text:s/></text:p>
          </table:table-cell>
          <table:table-cell office:value-type="float" office:value="251921.01" table:style-name="ce14">
            <text:p>251.921<text:s/></text:p>
          </table:table-cell>
          <table:table-cell office:value-type="float" office:value="4143795.24" table:style-name="ce14">
            <text:p>4.143.795<text:s/></text:p>
          </table:table-cell>
          <table:table-cell office:value-type="float" office:value="5220869.45" table:style-name="ce14">
            <text:p>5.220.869<text:s/></text:p>
          </table:table-cell>
          <table:table-cell office:value-type="float" office:value="7297993.4199999999" table:style-name="ce14">
            <text:p>7.297.993<text:s/></text:p>
          </table:table-cell>
          <table:table-cell office:value-type="float" office:value="341742.95" table:style-name="ce14">
            <text:p>341.743<text:s/></text:p>
          </table:table-cell>
          <table:table-cell office:value-type="float" office:value="2350915.4700000002" table:style-name="ce14">
            <text:p>2.350.915<text:s/></text:p>
          </table:table-cell>
          <table:table-cell office:value-type="float" office:value="3019369.98" table:style-name="ce14">
            <text:p>3.019.370<text:s/></text:p>
          </table:table-cell>
          <table:table-cell office:value-type="float" office:value="1122510.51" table:style-name="ce14">
            <text:p>1.122.511<text:s/></text:p>
          </table:table-cell>
          <table:table-cell office:value-type="float" office:value="20214203.57" table:style-name="ce14">
            <text:p>20.214.204<text:s/></text:p>
          </table:table-cell>
          <table:table-cell office:value-type="float" office:value="537891.41" table:style-name="ce14">
            <text:p>537.891<text:s/></text:p>
          </table:table-cell>
          <table:table-cell office:value-type="float" office:value="3124760.82" table:style-name="ce14">
            <text:p>3.124.761<text:s/></text:p>
          </table:table-cell>
          <table:table-cell office:value-type="float" office:value="10391744.17" table:style-name="ce14">
            <text:p>10.391.744<text:s/></text:p>
          </table:table-cell>
          <table:table-cell office:value-type="float" office:value="614637.31999999995" table:style-name="ce14">
            <text:p>614.637<text:s/></text:p>
          </table:table-cell>
          <table:table-cell office:value-type="float" office:value="161405.10999999999" table:style-name="ce14">
            <text:p>161.405<text:s/></text:p>
          </table:table-cell>
          <table:table-cell office:value-type="float" office:value="5287.91" table:style-name="ce14">
            <text:p>5.288<text:s/></text:p>
          </table:table-cell>
          <table:table-cell office:value-type="float" office:value="11066882.23" table:style-name="ce14">
            <text:p>11.066.882<text:s/></text:p>
          </table:table-cell>
          <table:table-cell office:value-type="float" office:value="7789808.3799999999" table:style-name="ce14">
            <text:p>7.789.808<text:s/></text:p>
          </table:table-cell>
          <table:table-cell office:value-type="float" office:value="1211549.8700000001" table:style-name="ce14">
            <text:p>1.211.550<text:s/></text:p>
          </table:table-cell>
          <table:table-cell office:value-type="float" office:value="49281825.32" table:style-name="ce14">
            <text:p>49.281.82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3935446.34" table:style-name="ce15">
            <text:p>153.935.4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347.48" table:style-name="ce14">
            <text:p>2.34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174.18" table:style-name="ce14">
            <text:p>6.174<text:s/></text:p>
          </table:table-cell>
          <table:table-cell office:value-type="float" office:value="1490" table:style-name="ce14">
            <text:p>1.490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695594.93" table:style-name="ce14">
            <text:p>31.695.595<text:s/></text:p>
          </table:table-cell>
          <table:table-cell office:value-type="float" office:value="11680.52" table:style-name="ce14">
            <text:p>11.6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724.98" table:style-name="ce14">
            <text:p>12.72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795.92" table:style-name="ce14">
            <text:p>14.79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6929383.920000002" table:style-name="ce14">
            <text:p>46.929.384<text:s/></text:p>
          </table:table-cell>
          <table:table-cell office:value-type="float" office:value="32121748.84" table:style-name="ce14">
            <text:p>32.121.7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413.74" table:style-name="ce14">
            <text:p>10.4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5338670.240000002" table:style-name="ce14">
            <text:p>55.338.670<text:s/></text:p>
          </table:table-cell>
          <table:table-cell office:value-type="float" office:value="7778858.1200000001" table:style-name="ce14">
            <text:p>7.778.85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0265194.94999999" table:style-name="ce14">
            <text:p>190.265.19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64214317.18000001" table:style-name="ce15">
            <text:p>364.214.3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536897.5199999996" table:style-name="ce14">
            <text:p>6.536.898<text:s/></text:p>
          </table:table-cell>
          <table:table-cell office:value-type="float" office:value="5897.84" table:style-name="ce14">
            <text:p>5.898<text:s/></text:p>
          </table:table-cell>
          <table:table-cell office:value-type="float" office:value="61453479.909999996" table:style-name="ce14">
            <text:p>61.453.480<text:s/></text:p>
          </table:table-cell>
          <table:table-cell office:value-type="float" office:value="12584495.08" table:style-name="ce14">
            <text:p>12.584.495<text:s/></text:p>
          </table:table-cell>
          <table:table-cell office:value-type="float" office:value="1300623.6200000001" table:style-name="ce14">
            <text:p>1.300.624<text:s/></text:p>
          </table:table-cell>
          <table:table-cell office:value-type="float" office:value="105822817.31" table:style-name="ce14">
            <text:p>105.822.817<text:s/></text:p>
          </table:table-cell>
          <table:table-cell office:value-type="float" office:value="14075585.17" table:style-name="ce14">
            <text:p>14.075.585<text:s/></text:p>
          </table:table-cell>
          <table:table-cell office:value-type="float" office:value="2322697.69" table:style-name="ce14">
            <text:p>2.322.698<text:s/></text:p>
          </table:table-cell>
          <table:table-cell office:value-type="float" office:value="48898444.689999998" table:style-name="ce14">
            <text:p>48.898.445<text:s/></text:p>
          </table:table-cell>
          <table:table-cell office:value-type="float" office:value="78287.83" table:style-name="ce14">
            <text:p>78.288<text:s/></text:p>
          </table:table-cell>
          <table:table-cell office:value-type="float" office:value="1544428.13" table:style-name="ce14">
            <text:p>1.544.428<text:s/></text:p>
          </table:table-cell>
          <table:table-cell office:value-type="float" office:value="1313482.56" table:style-name="ce14">
            <text:p>1.313.483<text:s/></text:p>
          </table:table-cell>
          <table:table-cell office:value-type="float" office:value="1663441.21" table:style-name="ce14">
            <text:p>1.663.441<text:s/></text:p>
          </table:table-cell>
          <table:table-cell office:value-type="float" office:value="50034769.890000001" table:style-name="ce14">
            <text:p>50.034.770<text:s/></text:p>
          </table:table-cell>
          <table:table-cell office:value-type="float" office:value="1771.03" table:style-name="ce14">
            <text:p>1.771<text:s/></text:p>
          </table:table-cell>
          <table:table-cell office:value-type="float" office:value="127744315.64" table:style-name="ce14">
            <text:p>127.744.316<text:s/></text:p>
          </table:table-cell>
          <table:table-cell office:value-type="float" office:value="126605792.48999999" table:style-name="ce14">
            <text:p>126.605.792<text:s/></text:p>
          </table:table-cell>
          <table:table-cell office:value-type="float" office:value="188992.56" table:style-name="ce14">
            <text:p>188.99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7213385.430000007" table:style-name="ce14">
            <text:p>87.213.385<text:s/></text:p>
          </table:table-cell>
          <table:table-cell office:value-type="float" office:value="194683741.49000001" table:style-name="ce14">
            <text:p>194.683.741<text:s/></text:p>
          </table:table-cell>
          <table:table-cell office:value-type="float" office:value="27578.65" table:style-name="ce14">
            <text:p>27.579<text:s/></text:p>
          </table:table-cell>
          <table:table-cell office:value-type="float" office:value="658004248.00999999" table:style-name="ce14">
            <text:p>658.004.24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02105173.75" table:style-name="ce15">
            <text:p>1.502.105.1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25703.3" table:style-name="ce14">
            <text:p>25.703<text:s/></text:p>
          </table:table-cell>
          <table:table-cell office:value-type="float" office:value="1723859.88" table:style-name="ce14">
            <text:p>1.723.860<text:s/></text:p>
          </table:table-cell>
          <table:table-cell office:value-type="float" office:value="4022874.62" table:style-name="ce14">
            <text:p>4.022.875<text:s/></text:p>
          </table:table-cell>
          <table:table-cell office:value-type="float" office:value="189251.21000000002" table:style-name="ce14">
            <text:p>189.251<text:s/></text:p>
          </table:table-cell>
          <table:table-cell office:value-type="float" office:value="72130029.420000002" table:style-name="ce14">
            <text:p>72.130.029<text:s/></text:p>
          </table:table-cell>
          <table:table-cell office:value-type="float" office:value="13068137.409999998" table:style-name="ce14">
            <text:p>13.068.137<text:s/></text:p>
          </table:table-cell>
          <table:table-cell office:value-type="float" office:value="4323152.7300000004" table:style-name="ce14">
            <text:p>4.323.153<text:s/></text:p>
          </table:table-cell>
          <table:table-cell office:value-type="float" office:value="37095965.68" table:style-name="ce14">
            <text:p>37.095.966<text:s/></text:p>
          </table:table-cell>
          <table:table-cell office:value-type="float" office:value="11585625.23" table:style-name="ce14">
            <text:p>11.585.625<text:s/></text:p>
          </table:table-cell>
          <table:table-cell office:value-type="float" office:value="733288.65" table:style-name="ce14">
            <text:p>733.289<text:s/></text:p>
          </table:table-cell>
          <table:table-cell office:value-type="float" office:value="97116196.810000002" table:style-name="ce14">
            <text:p>97.116.197<text:s/></text:p>
          </table:table-cell>
          <table:table-cell office:value-type="float" office:value="6919717.6400000006" table:style-name="ce14">
            <text:p>6.919.718<text:s/></text:p>
          </table:table-cell>
          <table:table-cell office:value-type="float" office:value="3111985" table:style-name="ce14">
            <text:p>3.111.985<text:s/></text:p>
          </table:table-cell>
          <table:table-cell office:value-type="float" office:value="3409760.14" table:style-name="ce14">
            <text:p>3.409.760<text:s/></text:p>
          </table:table-cell>
          <table:table-cell office:value-type="float" office:value="2271167.7400000002" table:style-name="ce14">
            <text:p>2.271.168<text:s/></text:p>
          </table:table-cell>
          <table:table-cell office:value-type="float" office:value="37024281.620000005" table:style-name="ce14">
            <text:p>37.024.282<text:s/></text:p>
          </table:table-cell>
          <table:table-cell office:value-type="float" office:value="2334074.7900000005" table:style-name="ce14">
            <text:p>2.334.075<text:s/></text:p>
          </table:table-cell>
          <table:table-cell office:value-type="float" office:value="112116410.38999999" table:style-name="ce14">
            <text:p>112.116.410<text:s/></text:p>
          </table:table-cell>
          <table:table-cell office:value-type="float" office:value="97468436.319999993" table:style-name="ce14">
            <text:p>97.468.436<text:s/></text:p>
          </table:table-cell>
          <table:table-cell office:value-type="float" office:value="2194682.77" table:style-name="ce14">
            <text:p>2.194.683<text:s/></text:p>
          </table:table-cell>
          <table:table-cell office:value-type="float" office:value="2105784.02" table:style-name="ce14">
            <text:p>2.105.784<text:s/></text:p>
          </table:table-cell>
          <table:table-cell office:value-type="float" office:value="20080.349999999999" table:style-name="ce14">
            <text:p>20.080<text:s/></text:p>
          </table:table-cell>
          <table:table-cell office:value-type="float" office:value="109205629.56999999" table:style-name="ce14">
            <text:p>109.205.630<text:s/></text:p>
          </table:table-cell>
          <table:table-cell office:value-type="float" office:value="134199833.76000001" table:style-name="ce14">
            <text:p>134.199.834<text:s/></text:p>
          </table:table-cell>
          <table:table-cell office:value-type="float" office:value="2953351.23" table:style-name="ce14">
            <text:p>2.953.351<text:s/></text:p>
          </table:table-cell>
          <table:table-cell office:value-type="float" office:value="986565469.13000011" table:style-name="ce14">
            <text:p>986.565.469<text:s/></text:p>
          </table:table-cell>
          <table:table-cell office:value-type="float" office:value="334829.25" table:style-name="ce14">
            <text:p>334.829<text:s/></text:p>
          </table:table-cell>
          <table:table-cell office:value-type="float" office:value="1744249578.6600001" table:style-name="ce15">
            <text:p>1.744.249.5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1071519.390000001" table:style-name="ce14">
            <text:p>21.071.519<text:s/></text:p>
          </table:table-cell>
          <table:table-cell office:value-type="float" office:value="65941584.630000003" table:style-name="ce14">
            <text:p>65.941.585<text:s/></text:p>
          </table:table-cell>
          <table:table-cell office:value-type="float" office:value="261287811.97" table:style-name="ce14">
            <text:p>261.287.812<text:s/></text:p>
          </table:table-cell>
          <table:table-cell office:value-type="float" office:value="13230516.390000001" table:style-name="ce14">
            <text:p>13.230.516<text:s/></text:p>
          </table:table-cell>
          <table:table-cell office:value-type="float" office:value="437948885.92000002" table:style-name="ce14">
            <text:p>437.948.886<text:s/></text:p>
          </table:table-cell>
          <table:table-cell office:value-type="float" office:value="346178928.11000001" table:style-name="ce14">
            <text:p>346.178.928<text:s/></text:p>
          </table:table-cell>
          <table:table-cell office:value-type="float" office:value="3206255150.0999999" table:style-name="ce14">
            <text:p>3.206.255.150<text:s/></text:p>
          </table:table-cell>
          <table:table-cell office:value-type="float" office:value="294945239.39999998" table:style-name="ce14">
            <text:p>294.945.239<text:s/></text:p>
          </table:table-cell>
          <table:table-cell office:value-type="float" office:value="316642677.16000003" table:style-name="ce14">
            <text:p>316.642.677<text:s/></text:p>
          </table:table-cell>
          <table:table-cell office:value-type="float" office:value="94494620.849999994" table:style-name="ce14">
            <text:p>94.494.621<text:s/></text:p>
          </table:table-cell>
          <table:table-cell office:value-type="float" office:value="1375185381.4200001" table:style-name="ce14">
            <text:p>1.375.185.381<text:s/></text:p>
          </table:table-cell>
          <table:table-cell office:value-type="float" office:value="140300196.81" table:style-name="ce14">
            <text:p>140.300.197<text:s/></text:p>
          </table:table-cell>
          <table:table-cell office:value-type="float" office:value="180572912.06" table:style-name="ce14">
            <text:p>180.572.912<text:s/></text:p>
          </table:table-cell>
          <table:table-cell office:value-type="float" office:value="203284460.18000001" table:style-name="ce14">
            <text:p>203.284.460<text:s/></text:p>
          </table:table-cell>
          <table:table-cell office:value-type="float" office:value="108045907.83" table:style-name="ce14">
            <text:p>108.045.908<text:s/></text:p>
          </table:table-cell>
          <table:table-cell office:value-type="float" office:value="379097746.29000002" table:style-name="ce14">
            <text:p>379.097.746<text:s/></text:p>
          </table:table-cell>
          <table:table-cell office:value-type="float" office:value="74753596.859999999" table:style-name="ce14">
            <text:p>74.753.597<text:s/></text:p>
          </table:table-cell>
          <table:table-cell office:value-type="float" office:value="1180971424.77" table:style-name="ce14">
            <text:p>1.180.971.425<text:s/></text:p>
          </table:table-cell>
          <table:table-cell office:value-type="float" office:value="4209717428.8400002" table:style-name="ce14">
            <text:p>4.209.717.429<text:s/></text:p>
          </table:table-cell>
          <table:table-cell office:value-type="float" office:value="119707621.02" table:style-name="ce14">
            <text:p>119.707.621<text:s/></text:p>
          </table:table-cell>
          <table:table-cell office:value-type="float" office:value="56347003.020000003" table:style-name="ce14">
            <text:p>56.347.003<text:s/></text:p>
          </table:table-cell>
          <table:table-cell office:value-type="float" office:value="17603673.699999999" table:style-name="ce14">
            <text:p>17.603.674<text:s/></text:p>
          </table:table-cell>
          <table:table-cell office:value-type="float" office:value="1299334982.0999999" table:style-name="ce14">
            <text:p>1.299.334.982<text:s/></text:p>
          </table:table-cell>
          <table:table-cell office:value-type="float" office:value="697362202.29999995" table:style-name="ce14">
            <text:p>697.362.202<text:s/></text:p>
          </table:table-cell>
          <table:table-cell office:value-type="float" office:value="76374219.25" table:style-name="ce14">
            <text:p>76.374.219<text:s/></text:p>
          </table:table-cell>
          <table:table-cell office:value-type="float" office:value="11565010245.200001" table:style-name="ce14">
            <text:p>11.565.010.245<text:s/></text:p>
          </table:table-cell>
          <table:table-cell office:value-type="float" office:value="38374351.5" table:style-name="ce14">
            <text:p>38.374.352<text:s/></text:p>
          </table:table-cell>
          <table:table-cell office:value-type="float" office:value="26780040287.070004" table:style-name="ce15">
            <text:p>26.780.040.2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4212063.96" table:style-name="ce14">
            <text:p>4.212.064<text:s/></text:p>
          </table:table-cell>
          <table:table-cell office:value-type="float" office:value="12451015.210000001" table:style-name="ce14">
            <text:p>12.451.015<text:s/></text:p>
          </table:table-cell>
          <table:table-cell office:value-type="float" office:value="17419135.309999999" table:style-name="ce14">
            <text:p>17.419.135<text:s/></text:p>
          </table:table-cell>
          <table:table-cell office:value-type="float" office:value="3855124.72" table:style-name="ce14">
            <text:p>3.855.125<text:s/></text:p>
          </table:table-cell>
          <table:table-cell office:value-type="float" office:value="54641394.890000001" table:style-name="ce14">
            <text:p>54.641.395<text:s/></text:p>
          </table:table-cell>
          <table:table-cell office:value-type="float" office:value="41239082.530000001" table:style-name="ce14">
            <text:p>41.239.083<text:s/></text:p>
          </table:table-cell>
          <table:table-cell office:value-type="float" office:value="42568979.539999999" table:style-name="ce14">
            <text:p>42.568.980<text:s/></text:p>
          </table:table-cell>
          <table:table-cell office:value-type="float" office:value="24741074.129999999" table:style-name="ce14">
            <text:p>24.741.074<text:s/></text:p>
          </table:table-cell>
          <table:table-cell office:value-type="float" office:value="37915466.880000003" table:style-name="ce14">
            <text:p>37.915.467<text:s/></text:p>
          </table:table-cell>
          <table:table-cell office:value-type="float" office:value="20101695.190000001" table:style-name="ce14">
            <text:p>20.101.695<text:s/></text:p>
          </table:table-cell>
          <table:table-cell office:value-type="float" office:value="149725226.09" table:style-name="ce14">
            <text:p>149.725.226<text:s/></text:p>
          </table:table-cell>
          <table:table-cell office:value-type="float" office:value="25681834.469999999" table:style-name="ce14">
            <text:p>25.681.834<text:s/></text:p>
          </table:table-cell>
          <table:table-cell office:value-type="float" office:value="23479409.52" table:style-name="ce14">
            <text:p>23.479.410<text:s/></text:p>
          </table:table-cell>
          <table:table-cell office:value-type="float" office:value="28130865.370000001" table:style-name="ce14">
            <text:p>28.130.865<text:s/></text:p>
          </table:table-cell>
          <table:table-cell office:value-type="float" office:value="18360905.43" table:style-name="ce14">
            <text:p>18.360.905<text:s/></text:p>
          </table:table-cell>
          <table:table-cell office:value-type="float" office:value="62855714.719999999" table:style-name="ce14">
            <text:p>62.855.715<text:s/></text:p>
          </table:table-cell>
          <table:table-cell office:value-type="float" office:value="12154623.02" table:style-name="ce14">
            <text:p>12.154.623<text:s/></text:p>
          </table:table-cell>
          <table:table-cell office:value-type="float" office:value="98585292.390000001" table:style-name="ce14">
            <text:p>98.585.292<text:s/></text:p>
          </table:table-cell>
          <table:table-cell office:value-type="float" office:value="330143009.97000003" table:style-name="ce14">
            <text:p>330.143.010<text:s/></text:p>
          </table:table-cell>
          <table:table-cell office:value-type="float" office:value="21056296.399999999" table:style-name="ce14">
            <text:p>21.056.296<text:s/></text:p>
          </table:table-cell>
          <table:table-cell office:value-type="float" office:value="8702447.4600000009" table:style-name="ce14">
            <text:p>8.702.447<text:s/></text:p>
          </table:table-cell>
          <table:table-cell office:value-type="float" office:value="3090131.53" table:style-name="ce14">
            <text:p>3.090.132<text:s/></text:p>
          </table:table-cell>
          <table:table-cell office:value-type="float" office:value="117514229.61" table:style-name="ce14">
            <text:p>117.514.230<text:s/></text:p>
          </table:table-cell>
          <table:table-cell office:value-type="float" office:value="60650073.640000001" table:style-name="ce14">
            <text:p>60.650.074<text:s/></text:p>
          </table:table-cell>
          <table:table-cell office:value-type="float" office:value="14669631.57" table:style-name="ce14">
            <text:p>14.669.632<text:s/></text:p>
          </table:table-cell>
          <table:table-cell office:value-type="float" office:value="651215898.33000004" table:style-name="ce14">
            <text:p>651.215.898<text:s/></text:p>
          </table:table-cell>
          <table:table-cell office:value-type="float" office:value="5333224.79" table:style-name="ce14">
            <text:p>5.333.225<text:s/></text:p>
          </table:table-cell>
          <table:table-cell office:value-type="float" office:value="1890493846.6700001" table:style-name="ce15">
            <text:p>1.890.493.8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404970.029999999" table:style-name="ce14">
            <text:p>10.404.970<text:s/></text:p>
          </table:table-cell>
          <table:table-cell office:value-type="float" office:value="29650009.059999999" table:style-name="ce14">
            <text:p>29.650.009<text:s/></text:p>
          </table:table-cell>
          <table:table-cell office:value-type="float" office:value="154056232.13999999" table:style-name="ce14">
            <text:p>154.056.232<text:s/></text:p>
          </table:table-cell>
          <table:table-cell office:value-type="float" office:value="5638141.4299999997" table:style-name="ce14">
            <text:p>5.638.141<text:s/></text:p>
          </table:table-cell>
          <table:table-cell office:value-type="float" office:value="237871676.88999999" table:style-name="ce14">
            <text:p>237.871.677<text:s/></text:p>
          </table:table-cell>
          <table:table-cell office:value-type="float" office:value="175330129.05000001" table:style-name="ce14">
            <text:p>175.330.129<text:s/></text:p>
          </table:table-cell>
          <table:table-cell office:value-type="float" office:value="524054766.95999998" table:style-name="ce14">
            <text:p>524.054.767<text:s/></text:p>
          </table:table-cell>
          <table:table-cell office:value-type="float" office:value="181883419" table:style-name="ce14">
            <text:p>181.883.419<text:s/></text:p>
          </table:table-cell>
          <table:table-cell office:value-type="float" office:value="185798514.19999999" table:style-name="ce14">
            <text:p>185.798.514<text:s/></text:p>
          </table:table-cell>
          <table:table-cell office:value-type="float" office:value="46523003.710000001" table:style-name="ce14">
            <text:p>46.523.004<text:s/></text:p>
          </table:table-cell>
          <table:table-cell office:value-type="float" office:value="751268614.92999995" table:style-name="ce14">
            <text:p>751.268.615<text:s/></text:p>
          </table:table-cell>
          <table:table-cell office:value-type="float" office:value="78732581.540000007" table:style-name="ce14">
            <text:p>78.732.582<text:s/></text:p>
          </table:table-cell>
          <table:table-cell office:value-type="float" office:value="99074786.519999996" table:style-name="ce14">
            <text:p>99.074.787<text:s/></text:p>
          </table:table-cell>
          <table:table-cell office:value-type="float" office:value="112132023.76000001" table:style-name="ce14">
            <text:p>112.132.024<text:s/></text:p>
          </table:table-cell>
          <table:table-cell office:value-type="float" office:value="45835294.549999997" table:style-name="ce14">
            <text:p>45.835.295<text:s/></text:p>
          </table:table-cell>
          <table:table-cell office:value-type="float" office:value="190143323" table:style-name="ce14">
            <text:p>190.143.323<text:s/></text:p>
          </table:table-cell>
          <table:table-cell office:value-type="float" office:value="41546085.829999998" table:style-name="ce14">
            <text:p>41.546.086<text:s/></text:p>
          </table:table-cell>
          <table:table-cell office:value-type="float" office:value="599604883.14999998" table:style-name="ce14">
            <text:p>599.604.883<text:s/></text:p>
          </table:table-cell>
          <table:table-cell office:value-type="float" office:value="1767826204.9300001" table:style-name="ce14">
            <text:p>1.767.826.205<text:s/></text:p>
          </table:table-cell>
          <table:table-cell office:value-type="float" office:value="62111077.390000001" table:style-name="ce14">
            <text:p>62.111.077<text:s/></text:p>
          </table:table-cell>
          <table:table-cell office:value-type="float" office:value="28868364.559999999" table:style-name="ce14">
            <text:p>28.868.365<text:s/></text:p>
          </table:table-cell>
          <table:table-cell office:value-type="float" office:value="8231727.7000000002" table:style-name="ce14">
            <text:p>8.231.728<text:s/></text:p>
          </table:table-cell>
          <table:table-cell office:value-type="float" office:value="754250028.37" table:style-name="ce14">
            <text:p>754.250.028<text:s/></text:p>
          </table:table-cell>
          <table:table-cell office:value-type="float" office:value="430373317.80000001" table:style-name="ce14">
            <text:p>430.373.318<text:s/></text:p>
          </table:table-cell>
          <table:table-cell office:value-type="float" office:value="32172627.809999999" table:style-name="ce14">
            <text:p>32.172.628<text:s/></text:p>
          </table:table-cell>
          <table:table-cell office:value-type="float" office:value="5139474447.7399998" table:style-name="ce14">
            <text:p>5.139.474.448<text:s/></text:p>
          </table:table-cell>
          <table:table-cell office:value-type="float" office:value="22877669.030000001" table:style-name="ce14">
            <text:p>22.877.669<text:s/></text:p>
          </table:table-cell>
          <table:table-cell office:value-type="float" office:value="11715733921.080002" table:style-name="ce15">
            <text:p>11.715.733.9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1661.46" table:style-name="ce14">
            <text:p>1.661<text:s/></text:p>
          </table:table-cell>
          <table:table-cell office:value-type="float" office:value="39984.699999999997" table:style-name="ce14">
            <text:p>39.985<text:s/></text:p>
          </table:table-cell>
          <table:table-cell office:value-type="float" office:value="232748.78" table:style-name="ce14">
            <text:p>232.749<text:s/></text:p>
          </table:table-cell>
          <table:table-cell office:value-type="float" office:value="2698.09" table:style-name="ce14">
            <text:p>2.698<text:s/></text:p>
          </table:table-cell>
          <table:table-cell office:value-type="float" office:value="1554394.15" table:style-name="ce14">
            <text:p>1.554.394<text:s/></text:p>
          </table:table-cell>
          <table:table-cell office:value-type="float" office:value="3756023.99" table:style-name="ce14">
            <text:p>3.756.024<text:s/></text:p>
          </table:table-cell>
          <table:table-cell office:value-type="float" office:value="42178309.969999999" table:style-name="ce14">
            <text:p>42.178.310<text:s/></text:p>
          </table:table-cell>
          <table:table-cell office:value-type="float" office:value="4987021.33" table:style-name="ce14">
            <text:p>4.987.021<text:s/></text:p>
          </table:table-cell>
          <table:table-cell office:value-type="float" office:value="395876.78" table:style-name="ce14">
            <text:p>395.877<text:s/></text:p>
          </table:table-cell>
          <table:table-cell office:value-type="float" office:value="6993.75" table:style-name="ce14">
            <text:p>6.994<text:s/></text:p>
          </table:table-cell>
          <table:table-cell office:value-type="float" office:value="13975057.869999999" table:style-name="ce14">
            <text:p>13.975.058<text:s/></text:p>
          </table:table-cell>
          <table:table-cell office:value-type="float" office:value="109515" table:style-name="ce14">
            <text:p>109.515<text:s/></text:p>
          </table:table-cell>
          <table:table-cell office:value-type="float" office:value="430557.51" table:style-name="ce14">
            <text:p>430.558<text:s/></text:p>
          </table:table-cell>
          <table:table-cell office:value-type="float" office:value="15223817.41" table:style-name="ce14">
            <text:p>15.223.817<text:s/></text:p>
          </table:table-cell>
          <table:table-cell office:value-type="float" office:value="21678.799999999999" table:style-name="ce14">
            <text:p>21.679<text:s/></text:p>
          </table:table-cell>
          <table:table-cell office:value-type="float" office:value="8767656.9299999997" table:style-name="ce14">
            <text:p>8.767.657<text:s/></text:p>
          </table:table-cell>
          <table:table-cell office:value-type="float" office:value="4312.17" table:style-name="ce14">
            <text:p>4.312<text:s/></text:p>
          </table:table-cell>
          <table:table-cell office:value-type="float" office:value="31019891.850000001" table:style-name="ce14">
            <text:p>31.019.892<text:s/></text:p>
          </table:table-cell>
          <table:table-cell office:value-type="float" office:value="267344622.56999999" table:style-name="ce14">
            <text:p>267.344.623<text:s/></text:p>
          </table:table-cell>
          <table:table-cell office:value-type="float" office:value="167767.92000000001" table:style-name="ce14">
            <text:p>167.768<text:s/></text:p>
          </table:table-cell>
          <table:table-cell office:value-type="float" office:value="99897.64" table:style-name="ce14">
            <text:p>99.898<text:s/></text:p>
          </table:table-cell>
          <table:table-cell office:value-type="float" office:value="50999.95" table:style-name="ce14">
            <text:p>51.000<text:s/></text:p>
          </table:table-cell>
          <table:table-cell office:value-type="float" office:value="52044529.799999997" table:style-name="ce14">
            <text:p>52.044.530<text:s/></text:p>
          </table:table-cell>
          <table:table-cell office:value-type="float" office:value="1498335.03" table:style-name="ce14">
            <text:p>1.498.335<text:s/></text:p>
          </table:table-cell>
          <table:table-cell office:value-type="float" office:value="2031164.41" table:style-name="ce14">
            <text:p>2.031.164<text:s/></text:p>
          </table:table-cell>
          <table:table-cell office:value-type="float" office:value="506067738.33999997" table:style-name="ce14">
            <text:p>506.067.738<text:s/></text:p>
          </table:table-cell>
          <table:table-cell office:value-type="float" office:value="5866.95" table:style-name="ce14">
            <text:p>5.867<text:s/></text:p>
          </table:table-cell>
          <table:table-cell office:value-type="float" office:value="952019123.1500001" table:style-name="ce15">
            <text:p>952.019.1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403308.569999998" table:style-name="ce14">
            <text:p>10.403.309<text:s/></text:p>
          </table:table-cell>
          <table:table-cell office:value-type="float" office:value="29610024.359999999" table:style-name="ce14">
            <text:p>29.610.024<text:s/></text:p>
          </table:table-cell>
          <table:table-cell office:value-type="float" office:value="153823483.36000001" table:style-name="ce14">
            <text:p>153.823.483<text:s/></text:p>
          </table:table-cell>
          <table:table-cell office:value-type="float" office:value="5635443.3399999999" table:style-name="ce14">
            <text:p>5.635.443<text:s/></text:p>
          </table:table-cell>
          <table:table-cell office:value-type="float" office:value="236317282.74000001" table:style-name="ce14">
            <text:p>236.317.283<text:s/></text:p>
          </table:table-cell>
          <table:table-cell office:value-type="float" office:value="171574105.06" table:style-name="ce14">
            <text:p>171.574.105<text:s/></text:p>
          </table:table-cell>
          <table:table-cell office:value-type="float" office:value="481876456.99000001" table:style-name="ce14">
            <text:p>481.876.457<text:s/></text:p>
          </table:table-cell>
          <table:table-cell office:value-type="float" office:value="176896397.67000002" table:style-name="ce14">
            <text:p>176.896.398<text:s/></text:p>
          </table:table-cell>
          <table:table-cell office:value-type="float" office:value="185402637.41999999" table:style-name="ce14">
            <text:p>185.402.637<text:s/></text:p>
          </table:table-cell>
          <table:table-cell office:value-type="float" office:value="46516009.959999993" table:style-name="ce14">
            <text:p>46.516.010<text:s/></text:p>
          </table:table-cell>
          <table:table-cell office:value-type="float" office:value="737293557.06000006" table:style-name="ce14">
            <text:p>737.293.557<text:s/></text:p>
          </table:table-cell>
          <table:table-cell office:value-type="float" office:value="78623066.540000007" table:style-name="ce14">
            <text:p>78.623.067<text:s/></text:p>
          </table:table-cell>
          <table:table-cell office:value-type="float" office:value="98644229.00999999" table:style-name="ce14">
            <text:p>98.644.229<text:s/></text:p>
          </table:table-cell>
          <table:table-cell office:value-type="float" office:value="96908206.349999994" table:style-name="ce14">
            <text:p>96.908.206<text:s/></text:p>
          </table:table-cell>
          <table:table-cell office:value-type="float" office:value="45813615.750000007" table:style-name="ce14">
            <text:p>45.813.616<text:s/></text:p>
          </table:table-cell>
          <table:table-cell office:value-type="float" office:value="181375666.07000002" table:style-name="ce14">
            <text:p>181.375.666<text:s/></text:p>
          </table:table-cell>
          <table:table-cell office:value-type="float" office:value="41541773.659999996" table:style-name="ce14">
            <text:p>41.541.774<text:s/></text:p>
          </table:table-cell>
          <table:table-cell office:value-type="float" office:value="568584991.29999995" table:style-name="ce14">
            <text:p>568.584.991<text:s/></text:p>
          </table:table-cell>
          <table:table-cell office:value-type="float" office:value="1500481582.3600001" table:style-name="ce14">
            <text:p>1.500.481.582<text:s/></text:p>
          </table:table-cell>
          <table:table-cell office:value-type="float" office:value="61943309.469999991" table:style-name="ce14">
            <text:p>61.943.309<text:s/></text:p>
          </table:table-cell>
          <table:table-cell office:value-type="float" office:value="28768466.919999998" table:style-name="ce14">
            <text:p>28.768.467<text:s/></text:p>
          </table:table-cell>
          <table:table-cell office:value-type="float" office:value="8180727.75" table:style-name="ce14">
            <text:p>8.180.728<text:s/></text:p>
          </table:table-cell>
          <table:table-cell office:value-type="float" office:value="702205498.57000005" table:style-name="ce14">
            <text:p>702.205.499<text:s/></text:p>
          </table:table-cell>
          <table:table-cell office:value-type="float" office:value="428874982.76999998" table:style-name="ce14">
            <text:p>428.874.983<text:s/></text:p>
          </table:table-cell>
          <table:table-cell office:value-type="float" office:value="30141463.399999999" table:style-name="ce14">
            <text:p>30.141.463<text:s/></text:p>
          </table:table-cell>
          <table:table-cell office:value-type="float" office:value="4633406709.3999996" table:style-name="ce14">
            <text:p>4.633.406.709<text:s/></text:p>
          </table:table-cell>
          <table:table-cell office:value-type="float" office:value="22871802.079999998" table:style-name="ce14">
            <text:p>22.871.802<text:s/></text:p>
          </table:table-cell>
          <table:table-cell office:value-type="float" office:value="10763714797.929998" table:style-name="ce15">
            <text:p>10.763.714.7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454485.4000000004" table:style-name="ce14">
            <text:p>6.454.485<text:s/></text:p>
          </table:table-cell>
          <table:table-cell office:value-type="float" office:value="23840560.359999999" table:style-name="ce14">
            <text:p>23.840.560<text:s/></text:p>
          </table:table-cell>
          <table:table-cell office:value-type="float" office:value="89812444.519999996" table:style-name="ce14">
            <text:p>89.812.445<text:s/></text:p>
          </table:table-cell>
          <table:table-cell office:value-type="float" office:value="3737250.24" table:style-name="ce14">
            <text:p>3.737.250<text:s/></text:p>
          </table:table-cell>
          <table:table-cell office:value-type="float" office:value="145435814.13999999" table:style-name="ce14">
            <text:p>145.435.814<text:s/></text:p>
          </table:table-cell>
          <table:table-cell office:value-type="float" office:value="129609716.53" table:style-name="ce14">
            <text:p>129.609.717<text:s/></text:p>
          </table:table-cell>
          <table:table-cell office:value-type="float" office:value="2639631403.6000004" table:style-name="ce14">
            <text:p>2.639.631.404<text:s/></text:p>
          </table:table-cell>
          <table:table-cell office:value-type="float" office:value="88320746.269999996" table:style-name="ce14">
            <text:p>88.320.746<text:s/></text:p>
          </table:table-cell>
          <table:table-cell office:value-type="float" office:value="92928696.079999998" table:style-name="ce14">
            <text:p>92.928.696<text:s/></text:p>
          </table:table-cell>
          <table:table-cell office:value-type="float" office:value="27869921.949999999" table:style-name="ce14">
            <text:p>27.869.922<text:s/></text:p>
          </table:table-cell>
          <table:table-cell office:value-type="float" office:value="474191540.39999998" table:style-name="ce14">
            <text:p>474.191.540<text:s/></text:p>
          </table:table-cell>
          <table:table-cell office:value-type="float" office:value="35885780.799999997" table:style-name="ce14">
            <text:p>35.885.781<text:s/></text:p>
          </table:table-cell>
          <table:table-cell office:value-type="float" office:value="58018716.020000003" table:style-name="ce14">
            <text:p>58.018.716<text:s/></text:p>
          </table:table-cell>
          <table:table-cell office:value-type="float" office:value="63021571.049999997" table:style-name="ce14">
            <text:p>63.021.571<text:s/></text:p>
          </table:table-cell>
          <table:table-cell office:value-type="float" office:value="43849707.850000001" table:style-name="ce14">
            <text:p>43.849.708<text:s/></text:p>
          </table:table-cell>
          <table:table-cell office:value-type="float" office:value="126098708.56999999" table:style-name="ce14">
            <text:p>126.098.709<text:s/></text:p>
          </table:table-cell>
          <table:table-cell office:value-type="float" office:value="21052888.010000002" table:style-name="ce14">
            <text:p>21.052.888<text:s/></text:p>
          </table:table-cell>
          <table:table-cell office:value-type="float" office:value="482781249.23000002" table:style-name="ce14">
            <text:p>482.781.249<text:s/></text:p>
          </table:table-cell>
          <table:table-cell office:value-type="float" office:value="2111748213.9400001" table:style-name="ce14">
            <text:p>2.111.748.214<text:s/></text:p>
          </table:table-cell>
          <table:table-cell office:value-type="float" office:value="36540247.229999997" table:style-name="ce14">
            <text:p>36.540.247<text:s/></text:p>
          </table:table-cell>
          <table:table-cell office:value-type="float" office:value="18776191" table:style-name="ce14">
            <text:p>18.776.191<text:s/></text:p>
          </table:table-cell>
          <table:table-cell office:value-type="float" office:value="6281814.4699999997" table:style-name="ce14">
            <text:p>6.281.814<text:s/></text:p>
          </table:table-cell>
          <table:table-cell office:value-type="float" office:value="427570724.12" table:style-name="ce14">
            <text:p>427.570.724<text:s/></text:p>
          </table:table-cell>
          <table:table-cell office:value-type="float" office:value="206338810.86000001" table:style-name="ce14">
            <text:p>206.338.811<text:s/></text:p>
          </table:table-cell>
          <table:table-cell office:value-type="float" office:value="29531959.870000001" table:style-name="ce14">
            <text:p>29.531.960<text:s/></text:p>
          </table:table-cell>
          <table:table-cell office:value-type="float" office:value="5774319899.1300001" table:style-name="ce14">
            <text:p>5.774.319.899<text:s/></text:p>
          </table:table-cell>
          <table:table-cell office:value-type="float" office:value="10163457.68" table:style-name="ce14">
            <text:p>10.163.458<text:s/></text:p>
          </table:table-cell>
          <table:table-cell office:value-type="float" office:value="13173812519.32" table:style-name="ce15">
            <text:p>13.173.812.5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5842984.1900000004" table:style-name="ce14">
            <text:p>5.842.984<text:s/></text:p>
          </table:table-cell>
          <table:table-cell office:value-type="float" office:value="20673432.93" table:style-name="ce14">
            <text:p>20.673.433<text:s/></text:p>
          </table:table-cell>
          <table:table-cell office:value-type="float" office:value="61732018.700000003" table:style-name="ce14">
            <text:p>61.732.019<text:s/></text:p>
          </table:table-cell>
          <table:table-cell office:value-type="float" office:value="3437311.87" table:style-name="ce14">
            <text:p>3.437.312<text:s/></text:p>
          </table:table-cell>
          <table:table-cell office:value-type="float" office:value="103735948.84" table:style-name="ce14">
            <text:p>103.735.949<text:s/></text:p>
          </table:table-cell>
          <table:table-cell office:value-type="float" office:value="92904231" table:style-name="ce14">
            <text:p>92.904.231<text:s/></text:p>
          </table:table-cell>
          <table:table-cell office:value-type="float" office:value="1871908813.55" table:style-name="ce14">
            <text:p>1.871.908.814<text:s/></text:p>
          </table:table-cell>
          <table:table-cell office:value-type="float" office:value="63924089.039999999" table:style-name="ce14">
            <text:p>63.924.089<text:s/></text:p>
          </table:table-cell>
          <table:table-cell office:value-type="float" office:value="73283675.439999998" table:style-name="ce14">
            <text:p>73.283.675<text:s/></text:p>
          </table:table-cell>
          <table:table-cell office:value-type="float" office:value="23620182.93" table:style-name="ce14">
            <text:p>23.620.183<text:s/></text:p>
          </table:table-cell>
          <table:table-cell office:value-type="float" office:value="335207495.98000002" table:style-name="ce14">
            <text:p>335.207.496<text:s/></text:p>
          </table:table-cell>
          <table:table-cell office:value-type="float" office:value="28526136.969999999" table:style-name="ce14">
            <text:p>28.526.137<text:s/></text:p>
          </table:table-cell>
          <table:table-cell office:value-type="float" office:value="45190866.719999999" table:style-name="ce14">
            <text:p>45.190.867<text:s/></text:p>
          </table:table-cell>
          <table:table-cell office:value-type="float" office:value="52541899.469999999" table:style-name="ce14">
            <text:p>52.541.899<text:s/></text:p>
          </table:table-cell>
          <table:table-cell office:value-type="float" office:value="37860480.649999999" table:style-name="ce14">
            <text:p>37.860.481<text:s/></text:p>
          </table:table-cell>
          <table:table-cell office:value-type="float" office:value="102598731.63" table:style-name="ce14">
            <text:p>102.598.732<text:s/></text:p>
          </table:table-cell>
          <table:table-cell office:value-type="float" office:value="18253491.420000002" table:style-name="ce14">
            <text:p>18.253.491<text:s/></text:p>
          </table:table-cell>
          <table:table-cell office:value-type="float" office:value="241077750.72" table:style-name="ce14">
            <text:p>241.077.751<text:s/></text:p>
          </table:table-cell>
          <table:table-cell office:value-type="float" office:value="932934400.50999999" table:style-name="ce14">
            <text:p>932.934.401<text:s/></text:p>
          </table:table-cell>
          <table:table-cell office:value-type="float" office:value="31607760.420000002" table:style-name="ce14">
            <text:p>31.607.760<text:s/></text:p>
          </table:table-cell>
          <table:table-cell office:value-type="float" office:value="15933976.640000001" table:style-name="ce14">
            <text:p>15.933.977<text:s/></text:p>
          </table:table-cell>
          <table:table-cell office:value-type="float" office:value="6024692.9699999997" table:style-name="ce14">
            <text:p>6.024.693<text:s/></text:p>
          </table:table-cell>
          <table:table-cell office:value-type="float" office:value="279830563.94" table:style-name="ce14">
            <text:p>279.830.564<text:s/></text:p>
          </table:table-cell>
          <table:table-cell office:value-type="float" office:value="137804788.94999999" table:style-name="ce14">
            <text:p>137.804.789<text:s/></text:p>
          </table:table-cell>
          <table:table-cell office:value-type="float" office:value="23844967.98" table:style-name="ce14">
            <text:p>23.844.968<text:s/></text:p>
          </table:table-cell>
          <table:table-cell office:value-type="float" office:value="2256539608.77" table:style-name="ce14">
            <text:p>2.256.539.609<text:s/></text:p>
          </table:table-cell>
          <table:table-cell office:value-type="float" office:value="7461246.8899999997" table:style-name="ce14">
            <text:p>7.461.247<text:s/></text:p>
          </table:table-cell>
          <table:table-cell office:value-type="float" office:value="6874301549.119998" table:style-name="ce15">
            <text:p>6.874.301.5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36546.35" table:style-name="ce14">
            <text:p>236.546<text:s/></text:p>
          </table:table-cell>
          <table:table-cell office:value-type="float" office:value="1539835.68" table:style-name="ce14">
            <text:p>1.539.836<text:s/></text:p>
          </table:table-cell>
          <table:table-cell office:value-type="float" office:value="3637676.43" table:style-name="ce14">
            <text:p>3.637.676<text:s/></text:p>
          </table:table-cell>
          <table:table-cell office:value-type="float" office:value="93492.75" table:style-name="ce14">
            <text:p>93.493<text:s/></text:p>
          </table:table-cell>
          <table:table-cell office:value-type="float" office:value="12156549.6" table:style-name="ce14">
            <text:p>12.156.550<text:s/></text:p>
          </table:table-cell>
          <table:table-cell office:value-type="float" office:value="14172743.42" table:style-name="ce14">
            <text:p>14.172.743<text:s/></text:p>
          </table:table-cell>
          <table:table-cell office:value-type="float" office:value="452496596.12" table:style-name="ce14">
            <text:p>452.496.596<text:s/></text:p>
          </table:table-cell>
          <table:table-cell office:value-type="float" office:value="9688453.4000000004" table:style-name="ce14">
            <text:p>9.688.453<text:s/></text:p>
          </table:table-cell>
          <table:table-cell office:value-type="float" office:value="7811257.2999999998" table:style-name="ce14">
            <text:p>7.811.257<text:s/></text:p>
          </table:table-cell>
          <table:table-cell office:value-type="float" office:value="1137680.79" table:style-name="ce14">
            <text:p>1.137.681<text:s/></text:p>
          </table:table-cell>
          <table:table-cell office:value-type="float" office:value="57741368.539999999" table:style-name="ce14">
            <text:p>57.741.369<text:s/></text:p>
          </table:table-cell>
          <table:table-cell office:value-type="float" office:value="4328656.21" table:style-name="ce14">
            <text:p>4.328.656<text:s/></text:p>
          </table:table-cell>
          <table:table-cell office:value-type="float" office:value="5975229.1799999997" table:style-name="ce14">
            <text:p>5.975.229<text:s/></text:p>
          </table:table-cell>
          <table:table-cell office:value-type="float" office:value="4685154.62" table:style-name="ce14">
            <text:p>4.685.155<text:s/></text:p>
          </table:table-cell>
          <table:table-cell office:value-type="float" office:value="1893720.19" table:style-name="ce14">
            <text:p>1.893.720<text:s/></text:p>
          </table:table-cell>
          <table:table-cell office:value-type="float" office:value="11872302.52" table:style-name="ce14">
            <text:p>11.872.303<text:s/></text:p>
          </table:table-cell>
          <table:table-cell office:value-type="float" office:value="839982.81" table:style-name="ce14">
            <text:p>839.983<text:s/></text:p>
          </table:table-cell>
          <table:table-cell office:value-type="float" office:value="175094258.62" table:style-name="ce14">
            <text:p>175.094.259<text:s/></text:p>
          </table:table-cell>
          <table:table-cell office:value-type="float" office:value="553491666.54999995" table:style-name="ce14">
            <text:p>553.491.667<text:s/></text:p>
          </table:table-cell>
          <table:table-cell office:value-type="float" office:value="2699342.46" table:style-name="ce14">
            <text:p>2.699.342<text:s/></text:p>
          </table:table-cell>
          <table:table-cell office:value-type="float" office:value="1942166.46" table:style-name="ce14">
            <text:p>1.942.166<text:s/></text:p>
          </table:table-cell>
          <table:table-cell office:value-type="float" office:value="102998.53" table:style-name="ce14">
            <text:p>102.999<text:s/></text:p>
          </table:table-cell>
          <table:table-cell office:value-type="float" office:value="86455465.790000007" table:style-name="ce14">
            <text:p>86.455.466<text:s/></text:p>
          </table:table-cell>
          <table:table-cell office:value-type="float" office:value="37002983.869999997" table:style-name="ce14">
            <text:p>37.002.984<text:s/></text:p>
          </table:table-cell>
          <table:table-cell office:value-type="float" office:value="2719791.71" table:style-name="ce14">
            <text:p>2.719.792<text:s/></text:p>
          </table:table-cell>
          <table:table-cell office:value-type="float" office:value="2107811294.6199999" table:style-name="ce14">
            <text:p>2.107.811.295<text:s/></text:p>
          </table:table-cell>
          <table:table-cell office:value-type="float" office:value="564124.88" table:style-name="ce14">
            <text:p>564.125<text:s/></text:p>
          </table:table-cell>
          <table:table-cell office:value-type="float" office:value="3558191339.3999996" table:style-name="ce15">
            <text:p>3.558.191.3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816.43" table:style-name="ce14">
            <text:p>3.816<text:s/></text:p>
          </table:table-cell>
          <table:table-cell office:value-type="float" office:value="209923.98" table:style-name="ce14">
            <text:p>209.924<text:s/></text:p>
          </table:table-cell>
          <table:table-cell office:value-type="float" office:value="20537854.100000001" table:style-name="ce14">
            <text:p>20.537.854<text:s/></text:p>
          </table:table-cell>
          <table:table-cell office:value-type="float" office:value="49997.83" table:style-name="ce14">
            <text:p>49.998<text:s/></text:p>
          </table:table-cell>
          <table:table-cell office:value-type="float" office:value="20410674.98" table:style-name="ce14">
            <text:p>20.410.675<text:s/></text:p>
          </table:table-cell>
          <table:table-cell office:value-type="float" office:value="13356679.220000001" table:style-name="ce14">
            <text:p>13.356.679<text:s/></text:p>
          </table:table-cell>
          <table:table-cell office:value-type="float" office:value="218482105.47" table:style-name="ce14">
            <text:p>218.482.105<text:s/></text:p>
          </table:table-cell>
          <table:table-cell office:value-type="float" office:value="7664410.9400000004" table:style-name="ce14">
            <text:p>7.664.411<text:s/></text:p>
          </table:table-cell>
          <table:table-cell office:value-type="float" office:value="4616636.37" table:style-name="ce14">
            <text:p>4.616.636<text:s/></text:p>
          </table:table-cell>
          <table:table-cell office:value-type="float" office:value="1270162" table:style-name="ce14">
            <text:p>1.270.162<text:s/></text:p>
          </table:table-cell>
          <table:table-cell office:value-type="float" office:value="40966784.950000003" table:style-name="ce14">
            <text:p>40.966.785<text:s/></text:p>
          </table:table-cell>
          <table:table-cell office:value-type="float" office:value="815178.27" table:style-name="ce14">
            <text:p>815.178<text:s/></text:p>
          </table:table-cell>
          <table:table-cell office:value-type="float" office:value="4089259.98" table:style-name="ce14">
            <text:p>4.089.260<text:s/></text:p>
          </table:table-cell>
          <table:table-cell office:value-type="float" office:value="2171216.0299999998" table:style-name="ce14">
            <text:p>2.171.216<text:s/></text:p>
          </table:table-cell>
          <table:table-cell office:value-type="float" office:value="2297763.5699999998" table:style-name="ce14">
            <text:p>2.297.764<text:s/></text:p>
          </table:table-cell>
          <table:table-cell office:value-type="float" office:value="3893178.12" table:style-name="ce14">
            <text:p>3.893.178<text:s/></text:p>
          </table:table-cell>
          <table:table-cell office:value-type="float" office:value="339965.89" table:style-name="ce14">
            <text:p>339.966<text:s/></text:p>
          </table:table-cell>
          <table:table-cell office:value-type="float" office:value="43682582.359999999" table:style-name="ce14">
            <text:p>43.682.582<text:s/></text:p>
          </table:table-cell>
          <table:table-cell office:value-type="float" office:value="531811078.86000001" table:style-name="ce14">
            <text:p>531.811.079<text:s/></text:p>
          </table:table-cell>
          <table:table-cell office:value-type="float" office:value="630428.81000000006" table:style-name="ce14">
            <text:p>630.429<text:s/></text:p>
          </table:table-cell>
          <table:table-cell office:value-type="float" office:value="294132.3" table:style-name="ce14">
            <text:p>294.132<text:s/></text:p>
          </table:table-cell>
          <table:table-cell office:value-type="float" office:value="900.23" table:style-name="ce14">
            <text:p>900<text:s/></text:p>
          </table:table-cell>
          <table:table-cell office:value-type="float" office:value="26540509.629999999" table:style-name="ce14">
            <text:p>26.540.510<text:s/></text:p>
          </table:table-cell>
          <table:table-cell office:value-type="float" office:value="16088093.039999999" table:style-name="ce14">
            <text:p>16.088.093<text:s/></text:p>
          </table:table-cell>
          <table:table-cell office:value-type="float" office:value="1012189.94" table:style-name="ce14">
            <text:p>1.012.190<text:s/></text:p>
          </table:table-cell>
          <table:table-cell office:value-type="float" office:value="1041197521.28" table:style-name="ce14">
            <text:p>1.041.197.521<text:s/></text:p>
          </table:table-cell>
          <table:table-cell office:value-type="float" office:value="1497877.14" table:style-name="ce14">
            <text:p>1.497.877<text:s/></text:p>
          </table:table-cell>
          <table:table-cell office:value-type="float" office:value="2003930921.72" table:style-name="ce15">
            <text:p>2.003.930.9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71138.43" table:style-name="ce14">
            <text:p>371.138<text:s/></text:p>
          </table:table-cell>
          <table:table-cell office:value-type="float" office:value="1417367.77" table:style-name="ce14">
            <text:p>1.417.368<text:s/></text:p>
          </table:table-cell>
          <table:table-cell office:value-type="float" office:value="3904895.29" table:style-name="ce14">
            <text:p>3.904.895<text:s/></text:p>
          </table:table-cell>
          <table:table-cell office:value-type="float" office:value="156447.78999999998" table:style-name="ce14">
            <text:p>156.448<text:s/></text:p>
          </table:table-cell>
          <table:table-cell office:value-type="float" office:value="9132640.7199999988" table:style-name="ce14">
            <text:p>9.132.641<text:s/></text:p>
          </table:table-cell>
          <table:table-cell office:value-type="float" office:value="9176062.8900000006" table:style-name="ce14">
            <text:p>9.176.063<text:s/></text:p>
          </table:table-cell>
          <table:table-cell office:value-type="float" office:value="96743888.460000008" table:style-name="ce14">
            <text:p>96.743.888<text:s/></text:p>
          </table:table-cell>
          <table:table-cell office:value-type="float" office:value="7043792.8899999997" table:style-name="ce14">
            <text:p>7.043.793<text:s/></text:p>
          </table:table-cell>
          <table:table-cell office:value-type="float" office:value="7217126.9699999997" table:style-name="ce14">
            <text:p>7.217.127<text:s/></text:p>
          </table:table-cell>
          <table:table-cell office:value-type="float" office:value="1841896.23" table:style-name="ce14">
            <text:p>1.841.896<text:s/></text:p>
          </table:table-cell>
          <table:table-cell office:value-type="float" office:value="40275890.93" table:style-name="ce14">
            <text:p>40.275.891<text:s/></text:p>
          </table:table-cell>
          <table:table-cell office:value-type="float" office:value="2215809.35" table:style-name="ce14">
            <text:p>2.215.809<text:s/></text:p>
          </table:table-cell>
          <table:table-cell office:value-type="float" office:value="2763360.14" table:style-name="ce14">
            <text:p>2.763.360<text:s/></text:p>
          </table:table-cell>
          <table:table-cell office:value-type="float" office:value="3623300.93" table:style-name="ce14">
            <text:p>3.623.301<text:s/></text:p>
          </table:table-cell>
          <table:table-cell office:value-type="float" office:value="1797743.44" table:style-name="ce14">
            <text:p>1.797.743<text:s/></text:p>
          </table:table-cell>
          <table:table-cell office:value-type="float" office:value="7734496.2999999998" table:style-name="ce14">
            <text:p>7.734.496<text:s/></text:p>
          </table:table-cell>
          <table:table-cell office:value-type="float" office:value="1619447.89" table:style-name="ce14">
            <text:p>1.619.448<text:s/></text:p>
          </table:table-cell>
          <table:table-cell office:value-type="float" office:value="22926657.529999997" table:style-name="ce14">
            <text:p>22.926.658<text:s/></text:p>
          </table:table-cell>
          <table:table-cell office:value-type="float" office:value="93511068.020000011" table:style-name="ce14">
            <text:p>93.511.068<text:s/></text:p>
          </table:table-cell>
          <table:table-cell office:value-type="float" office:value="1602715.5400000003" table:style-name="ce14">
            <text:p>1.602.716<text:s/></text:p>
          </table:table-cell>
          <table:table-cell office:value-type="float" office:value="605915.6" table:style-name="ce14">
            <text:p>605.916<text:s/></text:p>
          </table:table-cell>
          <table:table-cell office:value-type="float" office:value="153222.74000000002" table:style-name="ce14">
            <text:p>153.223<text:s/></text:p>
          </table:table-cell>
          <table:table-cell office:value-type="float" office:value="34744184.759999998" table:style-name="ce14">
            <text:p>34.744.185<text:s/></text:p>
          </table:table-cell>
          <table:table-cell office:value-type="float" office:value="15442945" table:style-name="ce14">
            <text:p>15.442.945<text:s/></text:p>
          </table:table-cell>
          <table:table-cell office:value-type="float" office:value="1955010.24" table:style-name="ce14">
            <text:p>1.955.010<text:s/></text:p>
          </table:table-cell>
          <table:table-cell office:value-type="float" office:value="368771474.45999998" table:style-name="ce14">
            <text:p>368.771.474<text:s/></text:p>
          </table:table-cell>
          <table:table-cell office:value-type="float" office:value="640208.77" table:style-name="ce14">
            <text:p>640.209<text:s/></text:p>
          </table:table-cell>
          <table:table-cell office:value-type="float" office:value="737388709.08000004" table:style-name="ce15">
            <text:p>737.388.7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59236.89" table:style-name="ce14">
            <text:p>59.237<text:s/></text:p>
          </table:table-cell>
          <table:table-cell office:value-type="float" office:value="218370.24" table:style-name="ce14">
            <text:p>218.370<text:s/></text:p>
          </table:table-cell>
          <table:table-cell office:value-type="float" office:value="3226335.93" table:style-name="ce14">
            <text:p>3.226.336<text:s/></text:p>
          </table:table-cell>
          <table:table-cell office:value-type="float" office:value="72516" table:style-name="ce14">
            <text:p>72.516<text:s/></text:p>
          </table:table-cell>
          <table:table-cell office:value-type="float" office:value="3335518.38" table:style-name="ce14">
            <text:p>3.335.518<text:s/></text:p>
          </table:table-cell>
          <table:table-cell office:value-type="float" office:value="6115631.5199999996" table:style-name="ce14">
            <text:p>6.115.632<text:s/></text:p>
          </table:table-cell>
          <table:table-cell office:value-type="float" office:value="646045031.96000004" table:style-name="ce14">
            <text:p>646.045.032<text:s/></text:p>
          </table:table-cell>
          <table:table-cell office:value-type="float" office:value="7056417.4800000004" table:style-name="ce14">
            <text:p>7.056.417<text:s/></text:p>
          </table:table-cell>
          <table:table-cell office:value-type="float" office:value="3303024.69" table:style-name="ce14">
            <text:p>3.303.025<text:s/></text:p>
          </table:table-cell>
          <table:table-cell office:value-type="float" office:value="442728.72" table:style-name="ce14">
            <text:p>442.729<text:s/></text:p>
          </table:table-cell>
          <table:table-cell office:value-type="float" office:value="71504958.030000001" table:style-name="ce14">
            <text:p>71.504.958<text:s/></text:p>
          </table:table-cell>
          <table:table-cell office:value-type="float" office:value="1520356.26" table:style-name="ce14">
            <text:p>1.520.356<text:s/></text:p>
          </table:table-cell>
          <table:table-cell office:value-type="float" office:value="6067729.7599999998" table:style-name="ce14">
            <text:p>6.067.730<text:s/></text:p>
          </table:table-cell>
          <table:table-cell office:value-type="float" office:value="7836687.8600000003" table:style-name="ce14">
            <text:p>7.836.688<text:s/></text:p>
          </table:table-cell>
          <table:table-cell office:value-type="float" office:value="582304.96" table:style-name="ce14">
            <text:p>582.305<text:s/></text:p>
          </table:table-cell>
          <table:table-cell office:value-type="float" office:value="9346297.9600000009" table:style-name="ce14">
            <text:p>9.346.298<text:s/></text:p>
          </table:table-cell>
          <table:table-cell office:value-type="float" office:value="86214.69" table:style-name="ce14">
            <text:p>86.215<text:s/></text:p>
          </table:table-cell>
          <table:table-cell office:value-type="float" office:value="140101181.06999999" table:style-name="ce14">
            <text:p>140.101.181<text:s/></text:p>
          </table:table-cell>
          <table:table-cell office:value-type="float" office:value="205813236.30000001" table:style-name="ce14">
            <text:p>205.813.236<text:s/></text:p>
          </table:table-cell>
          <table:table-cell office:value-type="float" office:value="725990.04" table:style-name="ce14">
            <text:p>725.990<text:s/></text:p>
          </table:table-cell>
          <table:table-cell office:value-type="float" office:value="1994534.04" table:style-name="ce14">
            <text:p>1.994.534<text:s/></text:p>
          </table:table-cell>
          <table:table-cell office:value-type="float" office:value="11754.03" table:style-name="ce14">
            <text:p>11.754<text:s/></text:p>
          </table:table-cell>
          <table:table-cell office:value-type="float" office:value="60883991.079999998" table:style-name="ce14">
            <text:p>60.883.991<text:s/></text:p>
          </table:table-cell>
          <table:table-cell office:value-type="float" office:value="10070699.890000001" table:style-name="ce14">
            <text:p>10.070.700<text:s/></text:p>
          </table:table-cell>
          <table:table-cell office:value-type="float" office:value="3134956.37" table:style-name="ce14">
            <text:p>3.134.956<text:s/></text:p>
          </table:table-cell>
          <table:table-cell office:value-type="float" office:value="1790355052.21" table:style-name="ce14">
            <text:p>1.790.355.052<text:s/></text:p>
          </table:table-cell>
          <table:table-cell office:value-type="float" office:value="121839.65" table:style-name="ce14">
            <text:p>121.840<text:s/></text:p>
          </table:table-cell>
          <table:table-cell office:value-type="float" office:value="2980032596.0100002" table:style-name="ce15">
            <text:p>2.980.032.5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75186.62" table:style-name="ce14">
            <text:p>75.187<text:s/></text:p>
          </table:table-cell>
          <table:table-cell office:value-type="float" office:value="231274.75" table:style-name="ce14">
            <text:p>231.275<text:s/></text:p>
          </table:table-cell>
          <table:table-cell office:value-type="float" office:value="174336.92" table:style-name="ce14">
            <text:p>174.337<text:s/></text:p>
          </table:table-cell>
          <table:table-cell office:value-type="float" office:value="38800.910000000003" table:style-name="ce14">
            <text:p>38.801<text:s/></text:p>
          </table:table-cell>
          <table:table-cell office:value-type="float" office:value="5422115.9800000004" table:style-name="ce14">
            <text:p>5.422.116<text:s/></text:p>
          </table:table-cell>
          <table:table-cell office:value-type="float" office:value="272789.17" table:style-name="ce14">
            <text:p>272.789<text:s/></text:p>
          </table:table-cell>
          <table:table-cell office:value-type="float" office:value="264795.36" table:style-name="ce14">
            <text:p>264.795<text:s/></text:p>
          </table:table-cell>
          <table:table-cell office:value-type="float" office:value="433420.25" table:style-name="ce14">
            <text:p>433.420<text:s/></text:p>
          </table:table-cell>
          <table:table-cell office:value-type="float" office:value="11190178.880000001" table:style-name="ce14">
            <text:p>11.190.179<text:s/></text:p>
          </table:table-cell>
          <table:table-cell office:value-type="float" office:value="499532.77" table:style-name="ce14">
            <text:p>499.533<text:s/></text:p>
          </table:table-cell>
          <table:table-cell office:value-type="float" office:value="9800642.3599999994" table:style-name="ce14">
            <text:p>9.800.642<text:s/></text:p>
          </table:table-cell>
          <table:table-cell office:value-type="float" office:value="26428199.73" table:style-name="ce14">
            <text:p>26.428.200<text:s/></text:p>
          </table:table-cell>
          <table:table-cell office:value-type="float" office:value="21463171.829999998" table:style-name="ce14">
            <text:p>21.463.172<text:s/></text:p>
          </table:table-cell>
          <table:table-cell office:value-type="float" office:value="5999841.4100000001" table:style-name="ce14">
            <text:p>5.999.841<text:s/></text:p>
          </table:table-cell>
          <table:table-cell office:value-type="float" office:value="293145.01" table:style-name="ce14">
            <text:p>293.145<text:s/></text:p>
          </table:table-cell>
          <table:table-cell office:value-type="float" office:value="651353.81999999995" table:style-name="ce14">
            <text:p>651.354<text:s/></text:p>
          </table:table-cell>
          <table:table-cell office:value-type="float" office:value="1430607.52" table:style-name="ce14">
            <text:p>1.430.608<text:s/></text:p>
          </table:table-cell>
          <table:table-cell office:value-type="float" office:value="9413634.8200000003" table:style-name="ce14">
            <text:p>9.413.635<text:s/></text:p>
          </table:table-cell>
          <table:table-cell office:value-type="float" office:value="2497665.0299999998" table:style-name="ce14">
            <text:p>2.497.665<text:s/></text:p>
          </table:table-cell>
          <table:table-cell office:value-type="float" office:value="310098.39" table:style-name="ce14">
            <text:p>310.098<text:s/></text:p>
          </table:table-cell>
          <table:table-cell office:value-type="float" office:value="473197.3" table:style-name="ce14">
            <text:p>473.197<text:s/></text:p>
          </table:table-cell>
          <table:table-cell office:value-type="float" office:value="78081.5" table:style-name="ce14">
            <text:p>78.082<text:s/></text:p>
          </table:table-cell>
          <table:table-cell office:value-type="float" office:value="11943023.59" table:style-name="ce14">
            <text:p>11.943.024<text:s/></text:p>
          </table:table-cell>
          <table:table-cell office:value-type="float" office:value="1323577.67" table:style-name="ce14">
            <text:p>1.323.578<text:s/></text:p>
          </table:table-cell>
          <table:table-cell office:value-type="float" office:value="450070.88" table:style-name="ce14">
            <text:p>450.071<text:s/></text:p>
          </table:table-cell>
          <table:table-cell office:value-type="float" office:value="20996760.899999999" table:style-name="ce14">
            <text:p>20.996.761<text:s/></text:p>
          </table:table-cell>
          <table:table-cell office:value-type="float" office:value="1313627.78" table:style-name="ce14">
            <text:p>1.313.628<text:s/></text:p>
          </table:table-cell>
          <table:table-cell office:value-type="float" office:value="133469131.14999998" table:style-name="ce15">
            <text:p>133.469.1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590416.359999999" table:style-name="ce14">
            <text:p>10.590.416<text:s/></text:p>
          </table:table-cell>
          <table:table-cell office:value-type="float" office:value="37659301.850000001" table:style-name="ce14">
            <text:p>37.659.302<text:s/></text:p>
          </table:table-cell>
          <table:table-cell office:value-type="float" office:value="317739603.44" table:style-name="ce14">
            <text:p>317.739.603<text:s/></text:p>
          </table:table-cell>
          <table:table-cell office:value-type="float" office:value="6288831.5999999996" table:style-name="ce14">
            <text:p>6.288.832<text:s/></text:p>
          </table:table-cell>
          <table:table-cell office:value-type="float" office:value="386146329.5" table:style-name="ce14">
            <text:p>386.146.330<text:s/></text:p>
          </table:table-cell>
          <table:table-cell office:value-type="float" office:value="247665172.15000001" table:style-name="ce14">
            <text:p>247.665.172<text:s/></text:p>
          </table:table-cell>
          <table:table-cell office:value-type="float" office:value="713389907.29000008" table:style-name="ce14">
            <text:p>713.389.907<text:s/></text:p>
          </table:table-cell>
          <table:table-cell office:value-type="float" office:value="329568112.10000002" table:style-name="ce14">
            <text:p>329.568.112<text:s/></text:p>
          </table:table-cell>
          <table:table-cell office:value-type="float" office:value="233361553.13999999" table:style-name="ce14">
            <text:p>233.361.553<text:s/></text:p>
          </table:table-cell>
          <table:table-cell office:value-type="float" office:value="139520235.84" table:style-name="ce14">
            <text:p>139.520.236<text:s/></text:p>
          </table:table-cell>
          <table:table-cell office:value-type="float" office:value="942094581.87" table:style-name="ce14">
            <text:p>942.094.582<text:s/></text:p>
          </table:table-cell>
          <table:table-cell office:value-type="float" office:value="66781544.609999999" table:style-name="ce14">
            <text:p>66.781.545<text:s/></text:p>
          </table:table-cell>
          <table:table-cell office:value-type="float" office:value="99496866.640000001" table:style-name="ce14">
            <text:p>99.496.867<text:s/></text:p>
          </table:table-cell>
          <table:table-cell office:value-type="float" office:value="99238456.469999999" table:style-name="ce14">
            <text:p>99.238.456<text:s/></text:p>
          </table:table-cell>
          <table:table-cell office:value-type="float" office:value="66526255.740000002" table:style-name="ce14">
            <text:p>66.526.256<text:s/></text:p>
          </table:table-cell>
          <table:table-cell office:value-type="float" office:value="329177626.66000003" table:style-name="ce14">
            <text:p>329.177.627<text:s/></text:p>
          </table:table-cell>
          <table:table-cell office:value-type="float" office:value="36242128.090000004" table:style-name="ce14">
            <text:p>36.242.128<text:s/></text:p>
          </table:table-cell>
          <table:table-cell office:value-type="float" office:value="941357258.57000005" table:style-name="ce14">
            <text:p>941.357.259<text:s/></text:p>
          </table:table-cell>
          <table:table-cell office:value-type="float" office:value="3414931520.1500001" table:style-name="ce14">
            <text:p>3.414.931.520<text:s/></text:p>
          </table:table-cell>
          <table:table-cell office:value-type="float" office:value="53102339.640000001" table:style-name="ce14">
            <text:p>53.102.340<text:s/></text:p>
          </table:table-cell>
          <table:table-cell office:value-type="float" office:value="33724055.57" table:style-name="ce14">
            <text:p>33.724.056<text:s/></text:p>
          </table:table-cell>
          <table:table-cell office:value-type="float" office:value="6493953.9400000004" table:style-name="ce14">
            <text:p>6.493.954<text:s/></text:p>
          </table:table-cell>
          <table:table-cell office:value-type="float" office:value="724492432.80999994" table:style-name="ce14">
            <text:p>724.492.433<text:s/></text:p>
          </table:table-cell>
          <table:table-cell office:value-type="float" office:value="747675377.22000003" table:style-name="ce14">
            <text:p>747.675.377<text:s/></text:p>
          </table:table-cell>
          <table:table-cell office:value-type="float" office:value="44152911.590000004" table:style-name="ce14">
            <text:p>44.152.912<text:s/></text:p>
          </table:table-cell>
          <table:table-cell office:value-type="float" office:value="6864130227.3000002" table:style-name="ce14">
            <text:p>6.864.130.227<text:s/></text:p>
          </table:table-cell>
          <table:table-cell office:value-type="float" office:value="23517417.52" table:style-name="ce14">
            <text:p>23.517.418<text:s/></text:p>
          </table:table-cell>
          <table:table-cell office:value-type="float" office:value="16915064417.66" table:style-name="ce15">
            <text:p>16.915.064.4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02.44" table:style-name="ce14">
            <text:p>302<text:s/></text:p>
          </table:table-cell>
          <table:table-cell office:value-type="float" office:value="73271.88" table:style-name="ce14">
            <text:p>73.272<text:s/></text:p>
          </table:table-cell>
          <table:table-cell office:value-type="float" office:value="133990.74" table:style-name="ce14">
            <text:p>133.991<text:s/></text:p>
          </table:table-cell>
          <table:table-cell office:value-type="float" office:value="24377.58" table:style-name="ce14">
            <text:p>24.378<text:s/></text:p>
          </table:table-cell>
          <table:table-cell office:value-type="float" office:value="2365721.02" table:style-name="ce14">
            <text:p>2.365.721<text:s/></text:p>
          </table:table-cell>
          <table:table-cell office:value-type="float" office:value="18815444.390000001" table:style-name="ce14">
            <text:p>18.815.444<text:s/></text:p>
          </table:table-cell>
          <table:table-cell office:value-type="float" office:value="306843790.38999999" table:style-name="ce14">
            <text:p>306.843.790<text:s/></text:p>
          </table:table-cell>
          <table:table-cell office:value-type="float" office:value="5467596.2199999997" table:style-name="ce14">
            <text:p>5.467.596<text:s/></text:p>
          </table:table-cell>
          <table:table-cell office:value-type="float" office:value="503724.58" table:style-name="ce14">
            <text:p>503.725<text:s/></text:p>
          </table:table-cell>
          <table:table-cell office:value-type="float" office:value="33225.449999999997" table:style-name="ce14">
            <text:p>33.225<text:s/></text:p>
          </table:table-cell>
          <table:table-cell office:value-type="float" office:value="21662654.399999999" table:style-name="ce14">
            <text:p>21.662.654<text:s/></text:p>
          </table:table-cell>
          <table:table-cell office:value-type="float" office:value="20306.009999999998" table:style-name="ce14">
            <text:p>20.306<text:s/></text:p>
          </table:table-cell>
          <table:table-cell office:value-type="float" office:value="128959.1" table:style-name="ce14">
            <text:p>128.959<text:s/></text:p>
          </table:table-cell>
          <table:table-cell office:value-type="float" office:value="9633244" table:style-name="ce14">
            <text:p>9.633.244<text:s/></text:p>
          </table:table-cell>
          <table:table-cell office:value-type="float" office:value="39925.870000000003" table:style-name="ce14">
            <text:p>39.926<text:s/></text:p>
          </table:table-cell>
          <table:table-cell office:value-type="float" office:value="8311304.1399999997" table:style-name="ce14">
            <text:p>8.311.304<text:s/></text:p>
          </table:table-cell>
          <table:table-cell office:value-type="float" office:value="31926.79" table:style-name="ce14">
            <text:p>31.927<text:s/></text:p>
          </table:table-cell>
          <table:table-cell office:value-type="float" office:value="33993313.549999997" table:style-name="ce14">
            <text:p>33.993.314<text:s/></text:p>
          </table:table-cell>
          <table:table-cell office:value-type="float" office:value="209053407.37" table:style-name="ce14">
            <text:p>209.053.407<text:s/></text:p>
          </table:table-cell>
          <table:table-cell office:value-type="float" office:value="153431.07999999999" table:style-name="ce14">
            <text:p>153.431<text:s/></text:p>
          </table:table-cell>
          <table:table-cell office:value-type="float" office:value="22468.95" table:style-name="ce14">
            <text:p>22.469<text:s/></text:p>
          </table:table-cell>
          <table:table-cell office:value-type="float" office:value="9469.2999999999993" table:style-name="ce14">
            <text:p>9.469<text:s/></text:p>
          </table:table-cell>
          <table:table-cell office:value-type="float" office:value="41473520.119999997" table:style-name="ce14">
            <text:p>41.473.520<text:s/></text:p>
          </table:table-cell>
          <table:table-cell office:value-type="float" office:value="1323829.01" table:style-name="ce14">
            <text:p>1.323.829<text:s/></text:p>
          </table:table-cell>
          <table:table-cell office:value-type="float" office:value="1535439.64" table:style-name="ce14">
            <text:p>1.535.440<text:s/></text:p>
          </table:table-cell>
          <table:table-cell office:value-type="float" office:value="677437392.29999995" table:style-name="ce14">
            <text:p>677.437.392<text:s/></text:p>
          </table:table-cell>
          <table:table-cell office:value-type="float" office:value="20755.349999999999" table:style-name="ce14">
            <text:p>20.755<text:s/></text:p>
          </table:table-cell>
          <table:table-cell office:value-type="float" office:value="1339112791.6700001" table:style-name="ce15">
            <text:p>1.339.112.7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590113.92" table:style-name="ce14">
            <text:p>10.590.114<text:s/></text:p>
          </table:table-cell>
          <table:table-cell office:value-type="float" office:value="37586029.969999991" table:style-name="ce14">
            <text:p>37.586.030<text:s/></text:p>
          </table:table-cell>
          <table:table-cell office:value-type="float" office:value="317605612.69999999" table:style-name="ce14">
            <text:p>317.605.613<text:s/></text:p>
          </table:table-cell>
          <table:table-cell office:value-type="float" office:value="6264454.0200000005" table:style-name="ce14">
            <text:p>6.264.454<text:s/></text:p>
          </table:table-cell>
          <table:table-cell office:value-type="float" office:value="383780608.48000002" table:style-name="ce14">
            <text:p>383.780.608<text:s/></text:p>
          </table:table-cell>
          <table:table-cell office:value-type="float" office:value="228849727.75999999" table:style-name="ce14">
            <text:p>228.849.728<text:s/></text:p>
          </table:table-cell>
          <table:table-cell office:value-type="float" office:value="406546116.90000004" table:style-name="ce14">
            <text:p>406.546.117<text:s/></text:p>
          </table:table-cell>
          <table:table-cell office:value-type="float" office:value="324100515.88" table:style-name="ce14">
            <text:p>324.100.516<text:s/></text:p>
          </table:table-cell>
          <table:table-cell office:value-type="float" office:value="232857828.56" table:style-name="ce14">
            <text:p>232.857.829<text:s/></text:p>
          </table:table-cell>
          <table:table-cell office:value-type="float" office:value="139487010.38999999" table:style-name="ce14">
            <text:p>139.487.010<text:s/></text:p>
          </table:table-cell>
          <table:table-cell office:value-type="float" office:value="920431927.47000003" table:style-name="ce14">
            <text:p>920.431.927<text:s/></text:p>
          </table:table-cell>
          <table:table-cell office:value-type="float" office:value="66761238.600000001" table:style-name="ce14">
            <text:p>66.761.239<text:s/></text:p>
          </table:table-cell>
          <table:table-cell office:value-type="float" office:value="99367907.539999992" table:style-name="ce14">
            <text:p>99.367.908<text:s/></text:p>
          </table:table-cell>
          <table:table-cell office:value-type="float" office:value="89605212.469999999" table:style-name="ce14">
            <text:p>89.605.212<text:s/></text:p>
          </table:table-cell>
          <table:table-cell office:value-type="float" office:value="66486329.870000005" table:style-name="ce14">
            <text:p>66.486.330<text:s/></text:p>
          </table:table-cell>
          <table:table-cell office:value-type="float" office:value="320866322.52000004" table:style-name="ce14">
            <text:p>320.866.323<text:s/></text:p>
          </table:table-cell>
          <table:table-cell office:value-type="float" office:value="36210201.300000004" table:style-name="ce14">
            <text:p>36.210.201<text:s/></text:p>
          </table:table-cell>
          <table:table-cell office:value-type="float" office:value="907363945.01999998" table:style-name="ce14">
            <text:p>907.363.945<text:s/></text:p>
          </table:table-cell>
          <table:table-cell office:value-type="float" office:value="3205878112.7799997" table:style-name="ce14">
            <text:p>3.205.878.113<text:s/></text:p>
          </table:table-cell>
          <table:table-cell office:value-type="float" office:value="52948908.560000002" table:style-name="ce14">
            <text:p>52.948.909<text:s/></text:p>
          </table:table-cell>
          <table:table-cell office:value-type="float" office:value="33701586.620000005" table:style-name="ce14">
            <text:p>33.701.587<text:s/></text:p>
          </table:table-cell>
          <table:table-cell office:value-type="float" office:value="6484484.6399999997" table:style-name="ce14">
            <text:p>6.484.485<text:s/></text:p>
          </table:table-cell>
          <table:table-cell office:value-type="float" office:value="683018912.68999994" table:style-name="ce14">
            <text:p>683.018.913<text:s/></text:p>
          </table:table-cell>
          <table:table-cell office:value-type="float" office:value="746351548.21000004" table:style-name="ce14">
            <text:p>746.351.548<text:s/></text:p>
          </table:table-cell>
          <table:table-cell office:value-type="float" office:value="42617471.950000003" table:style-name="ce14">
            <text:p>42.617.472<text:s/></text:p>
          </table:table-cell>
          <table:table-cell office:value-type="float" office:value="6186692835" table:style-name="ce14">
            <text:p>6.186.692.835<text:s/></text:p>
          </table:table-cell>
          <table:table-cell office:value-type="float" office:value="23496662.169999998" table:style-name="ce14">
            <text:p>23.496.662<text:s/></text:p>
          </table:table-cell>
          <table:table-cell office:value-type="float" office:value="15575951625.99" table:style-name="ce15">
            <text:p>15.575.951.6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2806690.58" table:style-name="ce14">
            <text:p>2.806.691<text:s/></text:p>
          </table:table-cell>
          <table:table-cell office:value-type="float" office:value="11019696.09" table:style-name="ce14">
            <text:p>11.019.696<text:s/></text:p>
          </table:table-cell>
          <table:table-cell office:value-type="float" office:value="77923858.340000004" table:style-name="ce14">
            <text:p>77.923.858<text:s/></text:p>
          </table:table-cell>
          <table:table-cell office:value-type="float" office:value="2930207.06" table:style-name="ce14">
            <text:p>2.930.207<text:s/></text:p>
          </table:table-cell>
          <table:table-cell office:value-type="float" office:value="115155531.41" table:style-name="ce14">
            <text:p>115.155.531<text:s/></text:p>
          </table:table-cell>
          <table:table-cell office:value-type="float" office:value="70636760.549999997" table:style-name="ce14">
            <text:p>70.636.761<text:s/></text:p>
          </table:table-cell>
          <table:table-cell office:value-type="float" office:value="249399668.62" table:style-name="ce14">
            <text:p>249.399.669<text:s/></text:p>
          </table:table-cell>
          <table:table-cell office:value-type="float" office:value="92697558.980000004" table:style-name="ce14">
            <text:p>92.697.559<text:s/></text:p>
          </table:table-cell>
          <table:table-cell office:value-type="float" office:value="64818334.350000001" table:style-name="ce14">
            <text:p>64.818.334<text:s/></text:p>
          </table:table-cell>
          <table:table-cell office:value-type="float" office:value="39926675.960000001" table:style-name="ce14">
            <text:p>39.926.676<text:s/></text:p>
          </table:table-cell>
          <table:table-cell office:value-type="float" office:value="267117206.02000001" table:style-name="ce14">
            <text:p>267.117.206<text:s/></text:p>
          </table:table-cell>
          <table:table-cell office:value-type="float" office:value="24850369.920000002" table:style-name="ce14">
            <text:p>24.850.370<text:s/></text:p>
          </table:table-cell>
          <table:table-cell office:value-type="float" office:value="38565411.799999997" table:style-name="ce14">
            <text:p>38.565.412<text:s/></text:p>
          </table:table-cell>
          <table:table-cell office:value-type="float" office:value="35999385.340000004" table:style-name="ce14">
            <text:p>35.999.385<text:s/></text:p>
          </table:table-cell>
          <table:table-cell office:value-type="float" office:value="21172076.280000001" table:style-name="ce14">
            <text:p>21.172.076<text:s/></text:p>
          </table:table-cell>
          <table:table-cell office:value-type="float" office:value="93001327.609999999" table:style-name="ce14">
            <text:p>93.001.328<text:s/></text:p>
          </table:table-cell>
          <table:table-cell office:value-type="float" office:value="18012493.390000001" table:style-name="ce14">
            <text:p>18.012.493<text:s/></text:p>
          </table:table-cell>
          <table:table-cell office:value-type="float" office:value="248483588.81" table:style-name="ce14">
            <text:p>248.483.589<text:s/></text:p>
          </table:table-cell>
          <table:table-cell office:value-type="float" office:value="829116903.89999998" table:style-name="ce14">
            <text:p>829.116.904<text:s/></text:p>
          </table:table-cell>
          <table:table-cell office:value-type="float" office:value="19836964.449999999" table:style-name="ce14">
            <text:p>19.836.964<text:s/></text:p>
          </table:table-cell>
          <table:table-cell office:value-type="float" office:value="13473384.869999999" table:style-name="ce14">
            <text:p>13.473.385<text:s/></text:p>
          </table:table-cell>
          <table:table-cell office:value-type="float" office:value="2408148.48" table:style-name="ce14">
            <text:p>2.408.148<text:s/></text:p>
          </table:table-cell>
          <table:table-cell office:value-type="float" office:value="210789498.34999999" table:style-name="ce14">
            <text:p>210.789.498<text:s/></text:p>
          </table:table-cell>
          <table:table-cell office:value-type="float" office:value="185952520.91999999" table:style-name="ce14">
            <text:p>185.952.521<text:s/></text:p>
          </table:table-cell>
          <table:table-cell office:value-type="float" office:value="14627586.02" table:style-name="ce14">
            <text:p>14.627.586<text:s/></text:p>
          </table:table-cell>
          <table:table-cell office:value-type="float" office:value="1680614332.9200001" table:style-name="ce14">
            <text:p>1.680.614.333<text:s/></text:p>
          </table:table-cell>
          <table:table-cell office:value-type="float" office:value="9815177.4000000004" table:style-name="ce14">
            <text:p>9.815.177<text:s/></text:p>
          </table:table-cell>
          <table:table-cell office:value-type="float" office:value="4441151358.4199991" table:style-name="ce15">
            <text:p>4.441.151.3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9.14" table:style-name="ce14">
            <text:p>49<text:s/></text:p>
          </table:table-cell>
          <table:table-cell office:value-type="float" office:value="12400.44" table:style-name="ce14">
            <text:p>12.400<text:s/></text:p>
          </table:table-cell>
          <table:table-cell office:value-type="float" office:value="21616.19" table:style-name="ce14">
            <text:p>21.616<text:s/></text:p>
          </table:table-cell>
          <table:table-cell office:value-type="float" office:value="3889.65" table:style-name="ce14">
            <text:p>3.890<text:s/></text:p>
          </table:table-cell>
          <table:table-cell office:value-type="float" office:value="390685.8" table:style-name="ce14">
            <text:p>390.686<text:s/></text:p>
          </table:table-cell>
          <table:table-cell office:value-type="float" office:value="2701778.11" table:style-name="ce14">
            <text:p>2.701.778<text:s/></text:p>
          </table:table-cell>
          <table:table-cell office:value-type="float" office:value="28132093.879999999" table:style-name="ce14">
            <text:p>28.132.094<text:s/></text:p>
          </table:table-cell>
          <table:table-cell office:value-type="float" office:value="920626.04" table:style-name="ce14">
            <text:p>920.626<text:s/></text:p>
          </table:table-cell>
          <table:table-cell office:value-type="float" office:value="80712.31" table:style-name="ce14">
            <text:p>80.712<text:s/></text:p>
          </table:table-cell>
          <table:table-cell office:value-type="float" office:value="5317.98" table:style-name="ce14">
            <text:p>5.318<text:s/></text:p>
          </table:table-cell>
          <table:table-cell office:value-type="float" office:value="3507601.04" table:style-name="ce14">
            <text:p>3.507.601<text:s/></text:p>
          </table:table-cell>
          <table:table-cell office:value-type="float" office:value="3008" table:style-name="ce14">
            <text:p>3.008<text:s/></text:p>
          </table:table-cell>
          <table:table-cell office:value-type="float" office:value="20612.349999999999" table:style-name="ce14">
            <text:p>20.612<text:s/></text:p>
          </table:table-cell>
          <table:table-cell office:value-type="float" office:value="1568087.9" table:style-name="ce14">
            <text:p>1.568.088<text:s/></text:p>
          </table:table-cell>
          <table:table-cell office:value-type="float" office:value="6416.13" table:style-name="ce14">
            <text:p>6.416<text:s/></text:p>
          </table:table-cell>
          <table:table-cell office:value-type="float" office:value="1351399.34" table:style-name="ce14">
            <text:p>1.351.399<text:s/></text:p>
          </table:table-cell>
          <table:table-cell office:value-type="float" office:value="5121.5600000000004" table:style-name="ce14">
            <text:p>5.122<text:s/></text:p>
          </table:table-cell>
          <table:table-cell office:value-type="float" office:value="5645428.8799999999" table:style-name="ce14">
            <text:p>5.645.429<text:s/></text:p>
          </table:table-cell>
          <table:table-cell office:value-type="float" office:value="33838459.770000003" table:style-name="ce14">
            <text:p>33.838.460<text:s/></text:p>
          </table:table-cell>
          <table:table-cell office:value-type="float" office:value="24860.67" table:style-name="ce14">
            <text:p>24.861<text:s/></text:p>
          </table:table-cell>
          <table:table-cell office:value-type="float" office:value="3571.84" table:style-name="ce14">
            <text:p>3.572<text:s/></text:p>
          </table:table-cell>
          <table:table-cell office:value-type="float" office:value="1468.33" table:style-name="ce14">
            <text:p>1.468<text:s/></text:p>
          </table:table-cell>
          <table:table-cell office:value-type="float" office:value="6965271.0300000003" table:style-name="ce14">
            <text:p>6.965.271<text:s/></text:p>
          </table:table-cell>
          <table:table-cell office:value-type="float" office:value="212434.71" table:style-name="ce14">
            <text:p>212.435<text:s/></text:p>
          </table:table-cell>
          <table:table-cell office:value-type="float" office:value="66615.97" table:style-name="ce14">
            <text:p>66.616<text:s/></text:p>
          </table:table-cell>
          <table:table-cell office:value-type="float" office:value="112050305.54000001" table:style-name="ce14">
            <text:p>112.050.306<text:s/></text:p>
          </table:table-cell>
          <table:table-cell office:value-type="float" office:value="3302.17" table:style-name="ce14">
            <text:p>3.302<text:s/></text:p>
          </table:table-cell>
          <table:table-cell office:value-type="float" office:value="197543134.77000001" table:style-name="ce15">
            <text:p>197.543.1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2806641.44" table:style-name="ce14">
            <text:p>2.806.641<text:s/></text:p>
          </table:table-cell>
          <table:table-cell office:value-type="float" office:value="11007295.65" table:style-name="ce14">
            <text:p>11.007.296<text:s/></text:p>
          </table:table-cell>
          <table:table-cell office:value-type="float" office:value="77902242.150000006" table:style-name="ce14">
            <text:p>77.902.242<text:s/></text:p>
          </table:table-cell>
          <table:table-cell office:value-type="float" office:value="2926317.41" table:style-name="ce14">
            <text:p>2.926.317<text:s/></text:p>
          </table:table-cell>
          <table:table-cell office:value-type="float" office:value="114764845.61" table:style-name="ce14">
            <text:p>114.764.846<text:s/></text:p>
          </table:table-cell>
          <table:table-cell office:value-type="float" office:value="67934982.440000013" table:style-name="ce14">
            <text:p>67.934.982<text:s/></text:p>
          </table:table-cell>
          <table:table-cell office:value-type="float" office:value="221267574.73999998" table:style-name="ce14">
            <text:p>221.267.575<text:s/></text:p>
          </table:table-cell>
          <table:table-cell office:value-type="float" office:value="91776932.939999983" table:style-name="ce14">
            <text:p>91.776.933<text:s/></text:p>
          </table:table-cell>
          <table:table-cell office:value-type="float" office:value="64737622.039999999" table:style-name="ce14">
            <text:p>64.737.622<text:s/></text:p>
          </table:table-cell>
          <table:table-cell office:value-type="float" office:value="39921357.979999997" table:style-name="ce14">
            <text:p>39.921.358<text:s/></text:p>
          </table:table-cell>
          <table:table-cell office:value-type="float" office:value="263609604.98000002" table:style-name="ce14">
            <text:p>263.609.605<text:s/></text:p>
          </table:table-cell>
          <table:table-cell office:value-type="float" office:value="24847361.920000002" table:style-name="ce14">
            <text:p>24.847.362<text:s/></text:p>
          </table:table-cell>
          <table:table-cell office:value-type="float" office:value="38544799.450000003" table:style-name="ce14">
            <text:p>38.544.799<text:s/></text:p>
          </table:table-cell>
          <table:table-cell office:value-type="float" office:value="34431297.439999998" table:style-name="ce14">
            <text:p>34.431.297<text:s/></text:p>
          </table:table-cell>
          <table:table-cell office:value-type="float" office:value="21165660.149999999" table:style-name="ce14">
            <text:p>21.165.660<text:s/></text:p>
          </table:table-cell>
          <table:table-cell office:value-type="float" office:value="91649928.269999996" table:style-name="ce14">
            <text:p>91.649.928<text:s/></text:p>
          </table:table-cell>
          <table:table-cell office:value-type="float" office:value="18007371.830000002" table:style-name="ce14">
            <text:p>18.007.372<text:s/></text:p>
          </table:table-cell>
          <table:table-cell office:value-type="float" office:value="242838159.92999998" table:style-name="ce14">
            <text:p>242.838.160<text:s/></text:p>
          </table:table-cell>
          <table:table-cell office:value-type="float" office:value="795278444.12999988" table:style-name="ce14">
            <text:p>795.278.444<text:s/></text:p>
          </table:table-cell>
          <table:table-cell office:value-type="float" office:value="19812103.780000001" table:style-name="ce14">
            <text:p>19.812.104<text:s/></text:p>
          </table:table-cell>
          <table:table-cell office:value-type="float" office:value="13469813.030000001" table:style-name="ce14">
            <text:p>13.469.813<text:s/></text:p>
          </table:table-cell>
          <table:table-cell office:value-type="float" office:value="2406680.15" table:style-name="ce14">
            <text:p>2.406.680<text:s/></text:p>
          </table:table-cell>
          <table:table-cell office:value-type="float" office:value="203824227.32000002" table:style-name="ce14">
            <text:p>203.824.227<text:s/></text:p>
          </table:table-cell>
          <table:table-cell office:value-type="float" office:value="185740086.21000001" table:style-name="ce14">
            <text:p>185.740.086<text:s/></text:p>
          </table:table-cell>
          <table:table-cell office:value-type="float" office:value="14560970.050000001" table:style-name="ce14">
            <text:p>14.560.970<text:s/></text:p>
          </table:table-cell>
          <table:table-cell office:value-type="float" office:value="1568564027.3799999" table:style-name="ce14">
            <text:p>1.568.564.027<text:s/></text:p>
          </table:table-cell>
          <table:table-cell office:value-type="float" office:value="9811875.2300000004" table:style-name="ce14">
            <text:p>9.811.875<text:s/></text:p>
          </table:table-cell>
          <table:table-cell office:value-type="float" office:value="4243608223.650001" table:style-name="ce15">
            <text:p>4.243.608.2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571053.7199999997" table:style-name="ce14">
            <text:p>6.571.054<text:s/></text:p>
          </table:table-cell>
          <table:table-cell office:value-type="float" office:value="19024540.859999999" table:style-name="ce14">
            <text:p>19.024.541<text:s/></text:p>
          </table:table-cell>
          <table:table-cell office:value-type="float" office:value="106866463.63" table:style-name="ce14">
            <text:p>106.866.464<text:s/></text:p>
          </table:table-cell>
          <table:table-cell office:value-type="float" office:value="3352269.91" table:style-name="ce14">
            <text:p>3.352.270<text:s/></text:p>
          </table:table-cell>
          <table:table-cell office:value-type="float" office:value="158127906.19999999" table:style-name="ce14">
            <text:p>158.127.906<text:s/></text:p>
          </table:table-cell>
          <table:table-cell office:value-type="float" office:value="113457798.11" table:style-name="ce14">
            <text:p>113.457.798<text:s/></text:p>
          </table:table-cell>
          <table:table-cell office:value-type="float" office:value="245321918.97999999" table:style-name="ce14">
            <text:p>245.321.919<text:s/></text:p>
          </table:table-cell>
          <table:table-cell office:value-type="float" office:value="102636636.59999999" table:style-name="ce14">
            <text:p>102.636.637<text:s/></text:p>
          </table:table-cell>
          <table:table-cell office:value-type="float" office:value="102368903.22" table:style-name="ce14">
            <text:p>102.368.903<text:s/></text:p>
          </table:table-cell>
          <table:table-cell office:value-type="float" office:value="30165577.07" table:style-name="ce14">
            <text:p>30.165.577<text:s/></text:p>
          </table:table-cell>
          <table:table-cell office:value-type="float" office:value="421000463.25" table:style-name="ce14">
            <text:p>421.000.463<text:s/></text:p>
          </table:table-cell>
          <table:table-cell office:value-type="float" office:value="47306160.859999999" table:style-name="ce14">
            <text:p>47.306.161<text:s/></text:p>
          </table:table-cell>
          <table:table-cell office:value-type="float" office:value="61154877.719999999" table:style-name="ce14">
            <text:p>61.154.878<text:s/></text:p>
          </table:table-cell>
          <table:table-cell office:value-type="float" office:value="72132494.579999998" table:style-name="ce14">
            <text:p>72.132.495<text:s/></text:p>
          </table:table-cell>
          <table:table-cell office:value-type="float" office:value="30659939.870000001" table:style-name="ce14">
            <text:p>30.659.940<text:s/></text:p>
          </table:table-cell>
          <table:table-cell office:value-type="float" office:value="110427588.11" table:style-name="ce14">
            <text:p>110.427.588<text:s/></text:p>
          </table:table-cell>
          <table:table-cell office:value-type="float" office:value="26743656.300000001" table:style-name="ce14">
            <text:p>26.743.656<text:s/></text:p>
          </table:table-cell>
          <table:table-cell office:value-type="float" office:value="327090627.95999998" table:style-name="ce14">
            <text:p>327.090.628<text:s/></text:p>
          </table:table-cell>
          <table:table-cell office:value-type="float" office:value="940968505.00999999" table:style-name="ce14">
            <text:p>940.968.505<text:s/></text:p>
          </table:table-cell>
          <table:table-cell office:value-type="float" office:value="36641866.549999997" table:style-name="ce14">
            <text:p>36.641.867<text:s/></text:p>
          </table:table-cell>
          <table:table-cell office:value-type="float" office:value="19524123.899999999" table:style-name="ce14">
            <text:p>19.524.124<text:s/></text:p>
          </table:table-cell>
          <table:table-cell office:value-type="float" office:value="5283701.1500000004" table:style-name="ce14">
            <text:p>5.283.701<text:s/></text:p>
          </table:table-cell>
          <table:table-cell office:value-type="float" office:value="401325751.81999999" table:style-name="ce14">
            <text:p>401.325.752<text:s/></text:p>
          </table:table-cell>
          <table:table-cell office:value-type="float" office:value="241315922.87" table:style-name="ce14">
            <text:p>241.315.923<text:s/></text:p>
          </table:table-cell>
          <table:table-cell office:value-type="float" office:value="19981982.559999999" table:style-name="ce14">
            <text:p>19.981.983<text:s/></text:p>
          </table:table-cell>
          <table:table-cell office:value-type="float" office:value="2715945081.6900001" table:style-name="ce14">
            <text:p>2.715.945.082<text:s/></text:p>
          </table:table-cell>
          <table:table-cell office:value-type="float" office:value="17185766.390000001" table:style-name="ce14">
            <text:p>17.185.766<text:s/></text:p>
          </table:table-cell>
          <table:table-cell office:value-type="float" office:value="6382581578.8900003" table:style-name="ce15">
            <text:p>6.382.581.5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3052.78" table:style-name="ce14">
            <text:p>3.053<text:s/></text:p>
          </table:table-cell>
          <table:table-cell office:value-type="float" office:value="29773.14" table:style-name="ce14">
            <text:p>29.773<text:s/></text:p>
          </table:table-cell>
          <table:table-cell office:value-type="float" office:value="151077.64000000001" table:style-name="ce14">
            <text:p>151.078<text:s/></text:p>
          </table:table-cell>
          <table:table-cell office:value-type="float" office:value="3679.86" table:style-name="ce14">
            <text:p>3.680<text:s/></text:p>
          </table:table-cell>
          <table:table-cell office:value-type="float" office:value="1153865.46" table:style-name="ce14">
            <text:p>1.153.865<text:s/></text:p>
          </table:table-cell>
          <table:table-cell office:value-type="float" office:value="2544797.86" table:style-name="ce14">
            <text:p>2.544.798<text:s/></text:p>
          </table:table-cell>
          <table:table-cell office:value-type="float" office:value="20741085.109999999" table:style-name="ce14">
            <text:p>20.741.085<text:s/></text:p>
          </table:table-cell>
          <table:table-cell office:value-type="float" office:value="2870224.76" table:style-name="ce14">
            <text:p>2.870.225<text:s/></text:p>
          </table:table-cell>
          <table:table-cell office:value-type="float" office:value="327606.21000000002" table:style-name="ce14">
            <text:p>327.606<text:s/></text:p>
          </table:table-cell>
          <table:table-cell office:value-type="float" office:value="6943.01" table:style-name="ce14">
            <text:p>6.943<text:s/></text:p>
          </table:table-cell>
          <table:table-cell office:value-type="float" office:value="8885201.8499999996" table:style-name="ce14">
            <text:p>8.885.202<text:s/></text:p>
          </table:table-cell>
          <table:table-cell office:value-type="float" office:value="82121.94" table:style-name="ce14">
            <text:p>82.122<text:s/></text:p>
          </table:table-cell>
          <table:table-cell office:value-type="float" office:value="320994.81" table:style-name="ce14">
            <text:p>320.995<text:s/></text:p>
          </table:table-cell>
          <table:table-cell office:value-type="float" office:value="9508563.2599999998" table:style-name="ce14">
            <text:p>9.508.563<text:s/></text:p>
          </table:table-cell>
          <table:table-cell office:value-type="float" office:value="27867.3" table:style-name="ce14">
            <text:p>27.867<text:s/></text:p>
          </table:table-cell>
          <table:table-cell office:value-type="float" office:value="5577333.5099999998" table:style-name="ce14">
            <text:p>5.577.334<text:s/></text:p>
          </table:table-cell>
          <table:table-cell office:value-type="float" office:value="11131" table:style-name="ce14">
            <text:p>11.131<text:s/></text:p>
          </table:table-cell>
          <table:table-cell office:value-type="float" office:value="19043905.899999999" table:style-name="ce14">
            <text:p>19.043.906<text:s/></text:p>
          </table:table-cell>
          <table:table-cell office:value-type="float" office:value="184055574.81999999" table:style-name="ce14">
            <text:p>184.055.575<text:s/></text:p>
          </table:table-cell>
          <table:table-cell office:value-type="float" office:value="132896.22" table:style-name="ce14">
            <text:p>132.896<text:s/></text:p>
          </table:table-cell>
          <table:table-cell office:value-type="float" office:value="88921.97" table:style-name="ce14">
            <text:p>88.922<text:s/></text:p>
          </table:table-cell>
          <table:table-cell office:value-type="float" office:value="34377.730000000003" table:style-name="ce14">
            <text:p>34.378<text:s/></text:p>
          </table:table-cell>
          <table:table-cell office:value-type="float" office:value="32842624.969999999" table:style-name="ce14">
            <text:p>32.842.625<text:s/></text:p>
          </table:table-cell>
          <table:table-cell office:value-type="float" office:value="1141119.68" table:style-name="ce14">
            <text:p>1.141.120<text:s/></text:p>
          </table:table-cell>
          <table:table-cell office:value-type="float" office:value="1675630.07" table:style-name="ce14">
            <text:p>1.675.630<text:s/></text:p>
          </table:table-cell>
          <table:table-cell office:value-type="float" office:value="328515935.36000001" table:style-name="ce14">
            <text:p>328.515.935<text:s/></text:p>
          </table:table-cell>
          <table:table-cell office:value-type="float" office:value="5440.12" table:style-name="ce14">
            <text:p>5.440<text:s/></text:p>
          </table:table-cell>
          <table:table-cell office:value-type="float" office:value="619781746.34000003" table:style-name="ce15">
            <text:p>619.781.7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568000.9400000004" table:style-name="ce14">
            <text:p>6.568.001<text:s/></text:p>
          </table:table-cell>
          <table:table-cell office:value-type="float" office:value="18994767.720000003" table:style-name="ce14">
            <text:p>18.994.768<text:s/></text:p>
          </table:table-cell>
          <table:table-cell office:value-type="float" office:value="106715385.98999999" table:style-name="ce14">
            <text:p>106.715.386<text:s/></text:p>
          </table:table-cell>
          <table:table-cell office:value-type="float" office:value="3348590.05" table:style-name="ce14">
            <text:p>3.348.590<text:s/></text:p>
          </table:table-cell>
          <table:table-cell office:value-type="float" office:value="156974040.74000001" table:style-name="ce14">
            <text:p>156.974.041<text:s/></text:p>
          </table:table-cell>
          <table:table-cell office:value-type="float" office:value="110913000.25" table:style-name="ce14">
            <text:p>110.913.000<text:s/></text:p>
          </table:table-cell>
          <table:table-cell office:value-type="float" office:value="224580833.87000003" table:style-name="ce14">
            <text:p>224.580.834<text:s/></text:p>
          </table:table-cell>
          <table:table-cell office:value-type="float" office:value="99766411.840000004" table:style-name="ce14">
            <text:p>99.766.412<text:s/></text:p>
          </table:table-cell>
          <table:table-cell office:value-type="float" office:value="102041297.00999999" table:style-name="ce14">
            <text:p>102.041.297<text:s/></text:p>
          </table:table-cell>
          <table:table-cell office:value-type="float" office:value="30158634.059999999" table:style-name="ce14">
            <text:p>30.158.634<text:s/></text:p>
          </table:table-cell>
          <table:table-cell office:value-type="float" office:value="412115261.39999998" table:style-name="ce14">
            <text:p>412.115.261<text:s/></text:p>
          </table:table-cell>
          <table:table-cell office:value-type="float" office:value="47224038.920000002" table:style-name="ce14">
            <text:p>47.224.039<text:s/></text:p>
          </table:table-cell>
          <table:table-cell office:value-type="float" office:value="60833882.909999996" table:style-name="ce14">
            <text:p>60.833.883<text:s/></text:p>
          </table:table-cell>
          <table:table-cell office:value-type="float" office:value="62623931.32" table:style-name="ce14">
            <text:p>62.623.931<text:s/></text:p>
          </table:table-cell>
          <table:table-cell office:value-type="float" office:value="30632072.57" table:style-name="ce14">
            <text:p>30.632.073<text:s/></text:p>
          </table:table-cell>
          <table:table-cell office:value-type="float" office:value="104850254.59999999" table:style-name="ce14">
            <text:p>104.850.255<text:s/></text:p>
          </table:table-cell>
          <table:table-cell office:value-type="float" office:value="26732525.299999997" table:style-name="ce14">
            <text:p>26.732.525<text:s/></text:p>
          </table:table-cell>
          <table:table-cell office:value-type="float" office:value="308046722.06" table:style-name="ce14">
            <text:p>308.046.722<text:s/></text:p>
          </table:table-cell>
          <table:table-cell office:value-type="float" office:value="756912930.19000006" table:style-name="ce14">
            <text:p>756.912.930<text:s/></text:p>
          </table:table-cell>
          <table:table-cell office:value-type="float" office:value="36508970.329999991" table:style-name="ce14">
            <text:p>36.508.970<text:s/></text:p>
          </table:table-cell>
          <table:table-cell office:value-type="float" office:value="19435201.93" table:style-name="ce14">
            <text:p>19.435.202<text:s/></text:p>
          </table:table-cell>
          <table:table-cell office:value-type="float" office:value="5249323.42" table:style-name="ce14">
            <text:p>5.249.323<text:s/></text:p>
          </table:table-cell>
          <table:table-cell office:value-type="float" office:value="368483126.85000002" table:style-name="ce14">
            <text:p>368.483.127<text:s/></text:p>
          </table:table-cell>
          <table:table-cell office:value-type="float" office:value="240174803.19" table:style-name="ce14">
            <text:p>240.174.803<text:s/></text:p>
          </table:table-cell>
          <table:table-cell office:value-type="float" office:value="18306352.489999998" table:style-name="ce14">
            <text:p>18.306.352<text:s/></text:p>
          </table:table-cell>
          <table:table-cell office:value-type="float" office:value="2387429146.3299999" table:style-name="ce14">
            <text:p>2.387.429.146<text:s/></text:p>
          </table:table-cell>
          <table:table-cell office:value-type="float" office:value="17180326.27" table:style-name="ce14">
            <text:p>17.180.326<text:s/></text:p>
          </table:table-cell>
          <table:table-cell office:value-type="float" office:value="5762799832.5499992" table:style-name="ce15">
            <text:p>5.762.799.8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3047.41" table:style-name="ce14">
            <text:p>13.04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834.73" table:style-name="ce14">
            <text:p>31.8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928645.149999999" table:style-name="ce14">
            <text:p>19.928.645<text:s/></text:p>
          </table:table-cell>
          <table:table-cell office:value-type="float" office:value="147.91" table:style-name="ce14">
            <text:p>14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5641.210000000006" table:style-name="ce14">
            <text:p>65.641<text:s/></text:p>
          </table:table-cell>
          <table:table-cell office:value-type="float" office:value="150" table:style-name="ce14">
            <text:p>150<text:s/></text:p>
          </table:table-cell>
          <table:table-cell office:value-type="float" office:value="4433.32" table:style-name="ce14">
            <text:p>4.433<text:s/></text:p>
          </table:table-cell>
          <table:table-cell office:value-type="float" office:value="463771.9" table:style-name="ce14">
            <text:p>463.7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670989.97" table:style-name="ce14">
            <text:p>3.670.990<text:s/></text:p>
          </table:table-cell>
          <table:table-cell office:value-type="float" office:value="434852974.70999998" table:style-name="ce14">
            <text:p>434.852.97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10464.24" table:style-name="ce14">
            <text:p>1.310.464<text:s/></text:p>
          </table:table-cell>
          <table:table-cell office:value-type="float" office:value="345.25" table:style-name="ce14">
            <text:p>34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14793.93" table:style-name="ce14">
            <text:p>1.314.79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61657239.73000002" table:style-name="ce15">
            <text:p>461.657.2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429203.9000000004" table:style-name="ce14">
            <text:p>5.429.204<text:s/></text:p>
          </table:table-cell>
          <table:table-cell office:value-type="float" office:value="17545102.07" table:style-name="ce14">
            <text:p>17.545.102<text:s/></text:p>
          </table:table-cell>
          <table:table-cell office:value-type="float" office:value="17575728.93" table:style-name="ce14">
            <text:p>17.575.729<text:s/></text:p>
          </table:table-cell>
          <table:table-cell office:value-type="float" office:value="14521278" table:style-name="ce14">
            <text:p>14.521.278<text:s/></text:p>
          </table:table-cell>
          <table:table-cell office:value-type="float" office:value="45982072.740000002" table:style-name="ce14">
            <text:p>45.982.073<text:s/></text:p>
          </table:table-cell>
          <table:table-cell office:value-type="float" office:value="36727937.439999998" table:style-name="ce14">
            <text:p>36.727.937<text:s/></text:p>
          </table:table-cell>
          <table:table-cell office:value-type="float" office:value="1138747129.3699999" table:style-name="ce14">
            <text:p>1.138.747.129<text:s/></text:p>
          </table:table-cell>
          <table:table-cell office:value-type="float" office:value="23327582.989999998" table:style-name="ce14">
            <text:p>23.327.583<text:s/></text:p>
          </table:table-cell>
          <table:table-cell office:value-type="float" office:value="30617435.530000001" table:style-name="ce14">
            <text:p>30.617.436<text:s/></text:p>
          </table:table-cell>
          <table:table-cell office:value-type="float" office:value="18312678.879999999" table:style-name="ce14">
            <text:p>18.312.679<text:s/></text:p>
          </table:table-cell>
          <table:table-cell office:value-type="float" office:value="124536848.87" table:style-name="ce14">
            <text:p>124.536.849<text:s/></text:p>
          </table:table-cell>
          <table:table-cell office:value-type="float" office:value="17005480.699999999" table:style-name="ce14">
            <text:p>17.005.481<text:s/></text:p>
          </table:table-cell>
          <table:table-cell office:value-type="float" office:value="18529611.120000001" table:style-name="ce14">
            <text:p>18.529.611<text:s/></text:p>
          </table:table-cell>
          <table:table-cell office:value-type="float" office:value="30458000.18" table:style-name="ce14">
            <text:p>30.458.000<text:s/></text:p>
          </table:table-cell>
          <table:table-cell office:value-type="float" office:value="38632684.82" table:style-name="ce14">
            <text:p>38.632.685<text:s/></text:p>
          </table:table-cell>
          <table:table-cell office:value-type="float" office:value="51406488.399999999" table:style-name="ce14">
            <text:p>51.406.488<text:s/></text:p>
          </table:table-cell>
          <table:table-cell office:value-type="float" office:value="15444175.359999999" table:style-name="ce14">
            <text:p>15.444.175<text:s/></text:p>
          </table:table-cell>
          <table:table-cell office:value-type="float" office:value="53814476.390000001" table:style-name="ce14">
            <text:p>53.814.476<text:s/></text:p>
          </table:table-cell>
          <table:table-cell office:value-type="float" office:value="211110784.62" table:style-name="ce14">
            <text:p>211.110.785<text:s/></text:p>
          </table:table-cell>
          <table:table-cell office:value-type="float" office:value="29682644.25" table:style-name="ce14">
            <text:p>29.682.644<text:s/></text:p>
          </table:table-cell>
          <table:table-cell office:value-type="float" office:value="14866255.65" table:style-name="ce14">
            <text:p>14.866.256<text:s/></text:p>
          </table:table-cell>
          <table:table-cell office:value-type="float" office:value="12106968.65" table:style-name="ce14">
            <text:p>12.106.969<text:s/></text:p>
          </table:table-cell>
          <table:table-cell office:value-type="float" office:value="89918731.769999996" table:style-name="ce14">
            <text:p>89.918.732<text:s/></text:p>
          </table:table-cell>
          <table:table-cell office:value-type="float" office:value="42685039.149999999" table:style-name="ce14">
            <text:p>42.685.039<text:s/></text:p>
          </table:table-cell>
          <table:table-cell office:value-type="float" office:value="13569407.039999999" table:style-name="ce14">
            <text:p>13.569.407<text:s/></text:p>
          </table:table-cell>
          <table:table-cell office:value-type="float" office:value="108843922.20999999" table:style-name="ce14">
            <text:p>108.843.922<text:s/></text:p>
          </table:table-cell>
          <table:table-cell office:value-type="float" office:value="6978765.1299999999" table:style-name="ce14">
            <text:p>6.978.765<text:s/></text:p>
          </table:table-cell>
          <table:table-cell office:value-type="float" office:value="2228376434.1600003" table:style-name="ce15">
            <text:p>2.228.376.4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5907431.5499999998" table:style-name="ce14">
            <text:p>5.907.432<text:s/></text:p>
          </table:table-cell>
          <table:table-cell office:value-type="float" office:value="6268955.9800000004" table:style-name="ce14">
            <text:p>6.268.956<text:s/></text:p>
          </table:table-cell>
          <table:table-cell office:value-type="float" office:value="37371289.289999999" table:style-name="ce14">
            <text:p>37.371.289<text:s/></text:p>
          </table:table-cell>
          <table:table-cell office:value-type="float" office:value="11567266.109999999" table:style-name="ce14">
            <text:p>11.567.266<text:s/></text:p>
          </table:table-cell>
          <table:table-cell office:value-type="float" office:value="33256929.550000001" table:style-name="ce14">
            <text:p>33.256.930<text:s/></text:p>
          </table:table-cell>
          <table:table-cell office:value-type="float" office:value="25097810.000000004" table:style-name="ce14">
            <text:p>25.097.810<text:s/></text:p>
          </table:table-cell>
          <table:table-cell office:value-type="float" office:value="423363447.64999998" table:style-name="ce14">
            <text:p>423.363.448<text:s/></text:p>
          </table:table-cell>
          <table:table-cell office:value-type="float" office:value="20998775.120000001" table:style-name="ce14">
            <text:p>20.998.775<text:s/></text:p>
          </table:table-cell>
          <table:table-cell office:value-type="float" office:value="24421467.23" table:style-name="ce14">
            <text:p>24.421.467<text:s/></text:p>
          </table:table-cell>
          <table:table-cell office:value-type="float" office:value="7019036.6000000006" table:style-name="ce14">
            <text:p>7.019.037<text:s/></text:p>
          </table:table-cell>
          <table:table-cell office:value-type="float" office:value="84494138.280000001" table:style-name="ce14">
            <text:p>84.494.138<text:s/></text:p>
          </table:table-cell>
          <table:table-cell office:value-type="float" office:value="9934915.6899999995" table:style-name="ce14">
            <text:p>9.934.916<text:s/></text:p>
          </table:table-cell>
          <table:table-cell office:value-type="float" office:value="16285969.27" table:style-name="ce14">
            <text:p>16.285.969<text:s/></text:p>
          </table:table-cell>
          <table:table-cell office:value-type="float" office:value="14893974.180000002" table:style-name="ce14">
            <text:p>14.893.974<text:s/></text:p>
          </table:table-cell>
          <table:table-cell office:value-type="float" office:value="9293172.0599999987" table:style-name="ce14">
            <text:p>9.293.172<text:s/></text:p>
          </table:table-cell>
          <table:table-cell office:value-type="float" office:value="29904621.319999997" table:style-name="ce14">
            <text:p>29.904.621<text:s/></text:p>
          </table:table-cell>
          <table:table-cell office:value-type="float" office:value="4348898.72" table:style-name="ce14">
            <text:p>4.348.899<text:s/></text:p>
          </table:table-cell>
          <table:table-cell office:value-type="float" office:value="88085024.609999999" table:style-name="ce14">
            <text:p>88.085.025<text:s/></text:p>
          </table:table-cell>
          <table:table-cell office:value-type="float" office:value="458091214.56000006" table:style-name="ce14">
            <text:p>458.091.215<text:s/></text:p>
          </table:table-cell>
          <table:table-cell office:value-type="float" office:value="7023781.9299999997" table:style-name="ce14">
            <text:p>7.023.782<text:s/></text:p>
          </table:table-cell>
          <table:table-cell office:value-type="float" office:value="9355020.629999999" table:style-name="ce14">
            <text:p>9.355.021<text:s/></text:p>
          </table:table-cell>
          <table:table-cell office:value-type="float" office:value="1687882.6800000002" table:style-name="ce14">
            <text:p>1.687.883<text:s/></text:p>
          </table:table-cell>
          <table:table-cell office:value-type="float" office:value="51780168.389999993" table:style-name="ce14">
            <text:p>51.780.168<text:s/></text:p>
          </table:table-cell>
          <table:table-cell office:value-type="float" office:value="50807954.770000003" table:style-name="ce14">
            <text:p>50.807.955<text:s/></text:p>
          </table:table-cell>
          <table:table-cell office:value-type="float" office:value="7818733.3799999999" table:style-name="ce14">
            <text:p>7.818.733<text:s/></text:p>
          </table:table-cell>
          <table:table-cell office:value-type="float" office:value="773992697.91999996" table:style-name="ce14">
            <text:p>773.992.698<text:s/></text:p>
          </table:table-cell>
          <table:table-cell office:value-type="float" office:value="3244709.6399999997" table:style-name="ce14">
            <text:p>3.244.710<text:s/></text:p>
          </table:table-cell>
          <table:table-cell office:value-type="float" office:value="2216315287.1100001" table:style-name="ce15">
            <text:p>2.216.315.287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52702905.210000001" table:style-name="ce20">
            <text:p>52.702.905<text:s/></text:p>
          </table:table-cell>
          <table:table-cell office:value-type="float" office:value="160464303.94" table:style-name="ce20">
            <text:p>160.464.304<text:s/></text:p>
          </table:table-cell>
          <table:table-cell office:value-type="float" office:value="898391043.36000001" table:style-name="ce20">
            <text:p>898.391.043<text:s/></text:p>
          </table:table-cell>
          <table:table-cell office:value-type="float" office:value="52317924.810000002" table:style-name="ce20">
            <text:p>52.317.925<text:s/></text:p>
          </table:table-cell>
          <table:table-cell office:value-type="float" office:value="1401809085.47" table:style-name="ce20">
            <text:p>1.401.809.085<text:s/></text:p>
          </table:table-cell>
          <table:table-cell office:value-type="float" office:value="933674562.48000002" table:style-name="ce20">
            <text:p>933.674.562<text:s/></text:p>
          </table:table-cell>
          <table:table-cell office:value-type="float" office:value="6633715292.9099998" table:style-name="ce20">
            <text:p>6.633.715.293<text:s/></text:p>
          </table:table-cell>
          <table:table-cell office:value-type="float" office:value="1185890620.5" table:style-name="ce20">
            <text:p>1.185.890.621<text:s/></text:p>
          </table:table-cell>
          <table:table-cell office:value-type="float" office:value="876622121.67000008" table:style-name="ce20">
            <text:p>876.622.122<text:s/></text:p>
          </table:table-cell>
          <table:table-cell office:value-type="float" office:value="367801712.80000001" table:style-name="ce20">
            <text:p>367.801.713<text:s/></text:p>
          </table:table-cell>
          <table:table-cell office:value-type="float" office:value="3791058820.73" table:style-name="ce20">
            <text:p>3.791.058.821<text:s/></text:p>
          </table:table-cell>
          <table:table-cell office:value-type="float" office:value="341701874.65000004" table:style-name="ce20">
            <text:p>341.701.875<text:s/></text:p>
          </table:table-cell>
          <table:table-cell office:value-type="float" office:value="450055421.93000001" table:style-name="ce20">
            <text:p>450.055.422<text:s/></text:p>
          </table:table-cell>
          <table:table-cell office:value-type="float" office:value="482192456.89999998" table:style-name="ce20">
            <text:p>482.192.457<text:s/></text:p>
          </table:table-cell>
          <table:table-cell office:value-type="float" office:value="290759030.99000001" table:style-name="ce20">
            <text:p>290.759.031<text:s/></text:p>
          </table:table-cell>
          <table:table-cell office:value-type="float" office:value="1198299883.4299998" table:style-name="ce20">
            <text:p>1.198.299.883<text:s/></text:p>
          </table:table-cell>
          <table:table-cell office:value-type="float" office:value="179946494.09999999" table:style-name="ce20">
            <text:p>179.946.494<text:s/></text:p>
          </table:table-cell>
          <table:table-cell office:value-type="float" office:value="3535124016.4499998" table:style-name="ce20">
            <text:p>3.535.124.016<text:s/></text:p>
          </table:table-cell>
          <table:table-cell office:value-type="float" office:value="11294593538.08" table:style-name="ce20">
            <text:p>11.294.593.538<text:s/></text:p>
          </table:table-cell>
          <table:table-cell office:value-type="float" office:value="270618082.42000002" table:style-name="ce20">
            <text:p>270.618.082<text:s/></text:p>
          </table:table-cell>
          <table:table-cell office:value-type="float" office:value="152042807.23999998" table:style-name="ce20">
            <text:p>152.042.807<text:s/></text:p>
          </table:table-cell>
          <table:table-cell office:value-type="float" office:value="45731891.680000007" table:style-name="ce20">
            <text:p>45.731.892<text:s/></text:p>
          </table:table-cell>
          <table:table-cell office:value-type="float" office:value="3414638181.8299999" table:style-name="ce20">
            <text:p>3.414.638.182<text:s/></text:p>
          </table:table-cell>
          <table:table-cell office:value-type="float" office:value="2779982872.0999999" table:style-name="ce20">
            <text:p>2.779.982.872<text:s/></text:p>
          </table:table-cell>
          <table:table-cell office:value-type="float" office:value="184734069.89999998" table:style-name="ce20">
            <text:p>184.734.070<text:s/></text:p>
          </table:table-cell>
          <table:table-cell office:value-type="float" office:value="29163831299.16" table:style-name="ce20">
            <text:p>29.163.831.299<text:s/></text:p>
          </table:table-cell>
          <table:table-cell office:value-type="float" office:value="100886757.40000001" table:style-name="ce20">
            <text:p>100.886.757<text:s/></text:p>
          </table:table-cell>
          <table:table-cell office:value-type="float" office:value="70239587072.139999" table:style-name="ce21">
            <text:p>70.239.587.072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4464460.224466339" table:style-name="ce24">
            <text:p>54.464.460<text:s/></text:p>
          </table:table-cell>
          <table:table-cell office:value-type="float" office:value="129250039.55342607" table:style-name="ce24">
            <text:p>129.250.040<text:s/></text:p>
          </table:table-cell>
          <table:table-cell office:value-type="float" office:value="208507538.4597269" table:style-name="ce24">
            <text:p>208.507.538<text:s/></text:p>
          </table:table-cell>
          <table:table-cell office:value-type="float" office:value="25304824.376769193" table:style-name="ce24">
            <text:p>25.304.824<text:s/></text:p>
          </table:table-cell>
          <table:table-cell office:value-type="float" office:value="726817196.09514952" table:style-name="ce24">
            <text:p>726.817.196<text:s/></text:p>
          </table:table-cell>
          <table:table-cell office:value-type="float" office:value="530573680.9316957" table:style-name="ce24">
            <text:p>530.573.681<text:s/></text:p>
          </table:table-cell>
          <table:table-cell office:value-type="float" office:value="1514452310.2772565" table:style-name="ce24">
            <text:p>1.514.452.310<text:s/></text:p>
          </table:table-cell>
          <table:table-cell office:value-type="float" office:value="435635633.21007413" table:style-name="ce24">
            <text:p>435.635.633<text:s/></text:p>
          </table:table-cell>
          <table:table-cell office:value-type="float" office:value="418170742.89793307" table:style-name="ce24">
            <text:p>418.170.743<text:s/></text:p>
          </table:table-cell>
          <table:table-cell office:value-type="float" office:value="186288884.63537925" table:style-name="ce24">
            <text:p>186.288.885<text:s/></text:p>
          </table:table-cell>
          <table:table-cell office:value-type="float" office:value="2066089564.6380315" table:style-name="ce24">
            <text:p>2.066.089.565<text:s/></text:p>
          </table:table-cell>
          <table:table-cell office:value-type="float" office:value="261096894.11031124" table:style-name="ce24">
            <text:p>261.096.894<text:s/></text:p>
          </table:table-cell>
          <table:table-cell office:value-type="float" office:value="301579162.93203187" table:style-name="ce24">
            <text:p>301.579.163<text:s/></text:p>
          </table:table-cell>
          <table:table-cell office:value-type="float" office:value="352254259.06969047" table:style-name="ce24">
            <text:p>352.254.259<text:s/></text:p>
          </table:table-cell>
          <table:table-cell office:value-type="float" office:value="194602829.46346399" table:style-name="ce24">
            <text:p>194.602.829<text:s/></text:p>
          </table:table-cell>
          <table:table-cell office:value-type="float" office:value="623369336.13004816" table:style-name="ce24">
            <text:p>623.369.336<text:s/></text:p>
          </table:table-cell>
          <table:table-cell office:value-type="float" office:value="122691190.08361407" table:style-name="ce24">
            <text:p>122.691.190<text:s/></text:p>
          </table:table-cell>
          <table:table-cell office:value-type="float" office:value="1744033673.5634723" table:style-name="ce24">
            <text:p>1.744.033.674<text:s/></text:p>
          </table:table-cell>
          <table:table-cell office:value-type="float" office:value="3584031042.6080403" table:style-name="ce24">
            <text:p>3.584.031.043<text:s/></text:p>
          </table:table-cell>
          <table:table-cell office:value-type="float" office:value="168049478.68999493" table:style-name="ce24">
            <text:p>168.049.479<text:s/></text:p>
          </table:table-cell>
          <table:table-cell office:value-type="float" office:value="99112806.483019933" table:style-name="ce24">
            <text:p>99.112.806<text:s/></text:p>
          </table:table-cell>
          <table:table-cell office:value-type="float" office:value="36271747.206151918" table:style-name="ce24">
            <text:p>36.271.747<text:s/></text:p>
          </table:table-cell>
          <table:table-cell office:value-type="float" office:value="1922594599.1450078" table:style-name="ce24">
            <text:p>1.922.594.599<text:s/></text:p>
          </table:table-cell>
          <table:table-cell office:value-type="float" office:value="1191848660.0350091" table:style-name="ce24">
            <text:p>1.191.848.660<text:s/></text:p>
          </table:table-cell>
          <table:table-cell office:value-type="float" office:value="138816035.7578685" table:style-name="ce24">
            <text:p>138.816.036<text:s/></text:p>
          </table:table-cell>
          <table:table-cell office:value-type="float" office:value="11915142231.389942" table:style-name="ce24">
            <text:p>11.915.142.231<text:s/></text:p>
          </table:table-cell>
          <table:table-cell office:value-type="float" office:value="57241425.142427064" table:style-name="ce24">
            <text:p>57.241.425<text:s/></text:p>
          </table:table-cell>
          <table:table-cell office:value-type="float" office:value="29008290247.110001" table:style-name="ce25">
            <text:p>29.008.290.24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51506716.290065184" table:style-name="ce27">
            <text:p>51.506.716<text:s/></text:p>
          </table:table-cell>
          <table:table-cell office:value-type="float" office:value="121220346.08426651" table:style-name="ce27">
            <text:p>121.220.346<text:s/></text:p>
          </table:table-cell>
          <table:table-cell office:value-type="float" office:value="185762903.70904756" table:style-name="ce27">
            <text:p>185.762.904<text:s/></text:p>
          </table:table-cell>
          <table:table-cell office:value-type="float" office:value="23529602.012273587" table:style-name="ce27">
            <text:p>23.529.602<text:s/></text:p>
          </table:table-cell>
          <table:table-cell office:value-type="float" office:value="659256715.87227654" table:style-name="ce27">
            <text:p>659.256.716<text:s/></text:p>
          </table:table-cell>
          <table:table-cell office:value-type="float" office:value="472343151.23712957" table:style-name="ce27">
            <text:p>472.343.151<text:s/></text:p>
          </table:table-cell>
          <table:table-cell office:value-type="float" office:value="1380936155.7250559" table:style-name="ce27">
            <text:p>1.380.936.156<text:s/></text:p>
          </table:table-cell>
          <table:table-cell office:value-type="float" office:value="396439707.69605774" table:style-name="ce27">
            <text:p>396.439.708<text:s/></text:p>
          </table:table-cell>
          <table:table-cell office:value-type="float" office:value="381748588.78886408" table:style-name="ce27">
            <text:p>381.748.589<text:s/></text:p>
          </table:table-cell>
          <table:table-cell office:value-type="float" office:value="171802032.68350595" table:style-name="ce27">
            <text:p>171.802.033<text:s/></text:p>
          </table:table-cell>
          <table:table-cell office:value-type="float" office:value="1857636165.36835" table:style-name="ce27">
            <text:p>1.857.636.165<text:s/></text:p>
          </table:table-cell>
          <table:table-cell office:value-type="float" office:value="239950007.45462313" table:style-name="ce27">
            <text:p>239.950.007<text:s/></text:p>
          </table:table-cell>
          <table:table-cell office:value-type="float" office:value="272283419.44040662" table:style-name="ce27">
            <text:p>272.283.419<text:s/></text:p>
          </table:table-cell>
          <table:table-cell office:value-type="float" office:value="321005503.36203605" table:style-name="ce27">
            <text:p>321.005.503<text:s/></text:p>
          </table:table-cell>
          <table:table-cell office:value-type="float" office:value="182263660.20164704" table:style-name="ce27">
            <text:p>182.263.660<text:s/></text:p>
          </table:table-cell>
          <table:table-cell office:value-type="float" office:value="558413658.43720675" table:style-name="ce27">
            <text:p>558.413.658<text:s/></text:p>
          </table:table-cell>
          <table:table-cell office:value-type="float" office:value="115851375.15128213" table:style-name="ce27">
            <text:p>115.851.375<text:s/></text:p>
          </table:table-cell>
          <table:table-cell office:value-type="float" office:value="1559432572.43627" table:style-name="ce27">
            <text:p>1.559.432.572<text:s/></text:p>
          </table:table-cell>
          <table:table-cell office:value-type="float" office:value="3185168410.0490422" table:style-name="ce27">
            <text:p>3.185.168.410<text:s/></text:p>
          </table:table-cell>
          <table:table-cell office:value-type="float" office:value="153919522.81397757" table:style-name="ce27">
            <text:p>153.919.523<text:s/></text:p>
          </table:table-cell>
          <table:table-cell office:value-type="float" office:value="91690656.594412148" table:style-name="ce27">
            <text:p>91.690.657<text:s/></text:p>
          </table:table-cell>
          <table:table-cell office:value-type="float" office:value="34834486.130834803" table:style-name="ce27">
            <text:p>34.834.486<text:s/></text:p>
          </table:table-cell>
          <table:table-cell office:value-type="float" office:value="1725080081.6289201" table:style-name="ce27">
            <text:p>1.725.080.082<text:s/></text:p>
          </table:table-cell>
          <table:table-cell office:value-type="float" office:value="1062107443.3289756" table:style-name="ce27">
            <text:p>1.062.107.443<text:s/></text:p>
          </table:table-cell>
          <table:table-cell office:value-type="float" office:value="129040650.95468105" table:style-name="ce27">
            <text:p>129.040.651<text:s/></text:p>
          </table:table-cell>
          <table:table-cell office:value-type="float" office:value="10448516240.739796" table:style-name="ce27">
            <text:p>10.448.516.241<text:s/></text:p>
          </table:table-cell>
          <table:table-cell office:value-type="float" office:value="52734328.778999932" table:style-name="ce27">
            <text:p>52.734.329<text:s/></text:p>
          </table:table-cell>
          <table:table-cell office:value-type="float" office:value="25834474102.970001" table:style-name="ce28">
            <text:p>25.834.474.103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957743.9344011531" table:style-name="ce27">
            <text:p>2.957.744<text:s/></text:p>
          </table:table-cell>
          <table:table-cell office:value-type="float" office:value="8029693.4691595649" table:style-name="ce27">
            <text:p>8.029.693<text:s/></text:p>
          </table:table-cell>
          <table:table-cell office:value-type="float" office:value="22744634.750679351" table:style-name="ce27">
            <text:p>22.744.635<text:s/></text:p>
          </table:table-cell>
          <table:table-cell office:value-type="float" office:value="1775222.3644956064" table:style-name="ce27">
            <text:p>1.775.222<text:s/></text:p>
          </table:table-cell>
          <table:table-cell office:value-type="float" office:value="67560480.222873017" table:style-name="ce27">
            <text:p>67.560.480<text:s/></text:p>
          </table:table-cell>
          <table:table-cell office:value-type="float" office:value="58230529.694566138" table:style-name="ce27">
            <text:p>58.230.530<text:s/></text:p>
          </table:table-cell>
          <table:table-cell office:value-type="float" office:value="133516154.55220062" table:style-name="ce27">
            <text:p>133.516.155<text:s/></text:p>
          </table:table-cell>
          <table:table-cell office:value-type="float" office:value="39195925.514016367" table:style-name="ce27">
            <text:p>39.195.926<text:s/></text:p>
          </table:table-cell>
          <table:table-cell office:value-type="float" office:value="36422154.109069012" table:style-name="ce27">
            <text:p>36.422.154<text:s/></text:p>
          </table:table-cell>
          <table:table-cell office:value-type="float" office:value="14486851.951873293" table:style-name="ce27">
            <text:p>14.486.852<text:s/></text:p>
          </table:table-cell>
          <table:table-cell office:value-type="float" office:value="208453399.26968148" table:style-name="ce27">
            <text:p>208.453.399<text:s/></text:p>
          </table:table-cell>
          <table:table-cell office:value-type="float" office:value="21146886.6556881" table:style-name="ce27">
            <text:p>21.146.887<text:s/></text:p>
          </table:table-cell>
          <table:table-cell office:value-type="float" office:value="29295743.491625261" table:style-name="ce27">
            <text:p>29.295.743<text:s/></text:p>
          </table:table-cell>
          <table:table-cell office:value-type="float" office:value="31248755.707654409" table:style-name="ce27">
            <text:p>31.248.756<text:s/></text:p>
          </table:table-cell>
          <table:table-cell office:value-type="float" office:value="12339169.261816954" table:style-name="ce27">
            <text:p>12.339.169<text:s/></text:p>
          </table:table-cell>
          <table:table-cell office:value-type="float" office:value="64955677.692841411" table:style-name="ce27">
            <text:p>64.955.678<text:s/></text:p>
          </table:table-cell>
          <table:table-cell office:value-type="float" office:value="6839814.9323319355" table:style-name="ce27">
            <text:p>6.839.815<text:s/></text:p>
          </table:table-cell>
          <table:table-cell office:value-type="float" office:value="184601101.12720215" table:style-name="ce27">
            <text:p>184.601.101<text:s/></text:p>
          </table:table-cell>
          <table:table-cell office:value-type="float" office:value="398862632.55899805" table:style-name="ce27">
            <text:p>398.862.633<text:s/></text:p>
          </table:table-cell>
          <table:table-cell office:value-type="float" office:value="14129955.87601736" table:style-name="ce27">
            <text:p>14.129.956<text:s/></text:p>
          </table:table-cell>
          <table:table-cell office:value-type="float" office:value="7422149.8886077879" table:style-name="ce27">
            <text:p>7.422.150<text:s/></text:p>
          </table:table-cell>
          <table:table-cell office:value-type="float" office:value="1437261.0753171158" table:style-name="ce27">
            <text:p>1.437.261<text:s/></text:p>
          </table:table-cell>
          <table:table-cell office:value-type="float" office:value="197514517.5160878" table:style-name="ce27">
            <text:p>197.514.518<text:s/></text:p>
          </table:table-cell>
          <table:table-cell office:value-type="float" office:value="129741216.70603353" table:style-name="ce27">
            <text:p>129.741.217<text:s/></text:p>
          </table:table-cell>
          <table:table-cell office:value-type="float" office:value="9775384.8031874355" table:style-name="ce27">
            <text:p>9.775.385<text:s/></text:p>
          </table:table-cell>
          <table:table-cell office:value-type="float" office:value="1466625990.6501474" table:style-name="ce27">
            <text:p>1.466.625.991<text:s/></text:p>
          </table:table-cell>
          <table:table-cell office:value-type="float" office:value="4507096.3634271305" table:style-name="ce27">
            <text:p>4.507.096<text:s/></text:p>
          </table:table-cell>
          <table:table-cell office:value-type="float" office:value="3173816144.1399994" table:style-name="ce28">
            <text:p>3.173.816.144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7167365.43446633" table:style-name="ce20">
            <text:p>107.167.365<text:s/></text:p>
          </table:table-cell>
          <table:table-cell office:value-type="float" office:value="289714343.49342608" table:style-name="ce20">
            <text:p>289.714.343<text:s/></text:p>
          </table:table-cell>
          <table:table-cell office:value-type="float" office:value="1106898581.8197269" table:style-name="ce20">
            <text:p>1.106.898.582<text:s/></text:p>
          </table:table-cell>
          <table:table-cell office:value-type="float" office:value="77622749.186769187" table:style-name="ce20">
            <text:p>77.622.749<text:s/></text:p>
          </table:table-cell>
          <table:table-cell office:value-type="float" office:value="2128626281.5651495" table:style-name="ce20">
            <text:p>2.128.626.282<text:s/></text:p>
          </table:table-cell>
          <table:table-cell office:value-type="float" office:value="1464248243.4116957" table:style-name="ce20">
            <text:p>1.464.248.243<text:s/></text:p>
          </table:table-cell>
          <table:table-cell office:value-type="float" office:value="8148167603.1872559" table:style-name="ce20">
            <text:p>8.148.167.603<text:s/></text:p>
          </table:table-cell>
          <table:table-cell office:value-type="float" office:value="1621526253.7100742" table:style-name="ce20">
            <text:p>1.621.526.254<text:s/></text:p>
          </table:table-cell>
          <table:table-cell office:value-type="float" office:value="1294792864.5679331" table:style-name="ce20">
            <text:p>1.294.792.865<text:s/></text:p>
          </table:table-cell>
          <table:table-cell office:value-type="float" office:value="554090597.43537927" table:style-name="ce20">
            <text:p>554.090.597<text:s/></text:p>
          </table:table-cell>
          <table:table-cell office:value-type="float" office:value="5857148385.3680315" table:style-name="ce20">
            <text:p>5.857.148.385<text:s/></text:p>
          </table:table-cell>
          <table:table-cell office:value-type="float" office:value="602798768.76031125" table:style-name="ce20">
            <text:p>602.798.769<text:s/></text:p>
          </table:table-cell>
          <table:table-cell office:value-type="float" office:value="751634584.86203194" table:style-name="ce20">
            <text:p>751.634.585<text:s/></text:p>
          </table:table-cell>
          <table:table-cell office:value-type="float" office:value="834446715.96969044" table:style-name="ce20">
            <text:p>834.446.716<text:s/></text:p>
          </table:table-cell>
          <table:table-cell office:value-type="float" office:value="485361860.45346403" table:style-name="ce20">
            <text:p>485.361.860<text:s/></text:p>
          </table:table-cell>
          <table:table-cell office:value-type="float" office:value="1821669219.5600481" table:style-name="ce20">
            <text:p>1.821.669.220<text:s/></text:p>
          </table:table-cell>
          <table:table-cell office:value-type="float" office:value="302637684.18361408" table:style-name="ce20">
            <text:p>302.637.684<text:s/></text:p>
          </table:table-cell>
          <table:table-cell office:value-type="float" office:value="5279157690.0134716" table:style-name="ce20">
            <text:p>5.279.157.690<text:s/></text:p>
          </table:table-cell>
          <table:table-cell office:value-type="float" office:value="14878624580.68804" table:style-name="ce20">
            <text:p>14.878.624.581<text:s/></text:p>
          </table:table-cell>
          <table:table-cell office:value-type="float" office:value="438667561.10999495" table:style-name="ce20">
            <text:p>438.667.561<text:s/></text:p>
          </table:table-cell>
          <table:table-cell office:value-type="float" office:value="251155613.7230199" table:style-name="ce20">
            <text:p>251.155.614<text:s/></text:p>
          </table:table-cell>
          <table:table-cell office:value-type="float" office:value="82003638.886151925" table:style-name="ce20">
            <text:p>82.003.639<text:s/></text:p>
          </table:table-cell>
          <table:table-cell office:value-type="float" office:value="5337232780.975008" table:style-name="ce20">
            <text:p>5.337.232.781<text:s/></text:p>
          </table:table-cell>
          <table:table-cell office:value-type="float" office:value="3971831532.1350088" table:style-name="ce20">
            <text:p>3.971.831.532<text:s/></text:p>
          </table:table-cell>
          <table:table-cell office:value-type="float" office:value="323550105.6578685" table:style-name="ce20">
            <text:p>323.550.106<text:s/></text:p>
          </table:table-cell>
          <table:table-cell office:value-type="float" office:value="41078973530.549942" table:style-name="ce20">
            <text:p>41.078.973.531<text:s/></text:p>
          </table:table-cell>
          <table:table-cell office:value-type="float" office:value="158128182.54242706" table:style-name="ce20">
            <text:p>158.128.183<text:s/></text:p>
          </table:table-cell>
          <table:table-cell office:value-type="float" office:value="99247877319.25" table:style-name="ce21">
            <text:p>99.247.877.319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560614.4265675419" table:style-name="ce14">
            <text:p>560.614<text:s/></text:p>
          </table:table-cell>
          <table:table-cell office:value-type="float" office:value="3542055.2873132415" table:style-name="ce14">
            <text:p>3.542.055<text:s/></text:p>
          </table:table-cell>
          <table:table-cell office:value-type="float" office:value="4668348.6546222279" table:style-name="ce14">
            <text:p>4.668.349<text:s/></text:p>
          </table:table-cell>
          <table:table-cell office:value-type="float" office:value="310198.97727442347" table:style-name="ce14">
            <text:p>310.199<text:s/></text:p>
          </table:table-cell>
          <table:table-cell office:value-type="float" office:value="22725899.645837143" table:style-name="ce14">
            <text:p>22.725.900<text:s/></text:p>
          </table:table-cell>
          <table:table-cell office:value-type="float" office:value="10354435.270284561" table:style-name="ce14">
            <text:p>10.354.435<text:s/></text:p>
          </table:table-cell>
          <table:table-cell office:value-type="float" office:value="8197353.4996825587" table:style-name="ce14">
            <text:p>8.197.353<text:s/></text:p>
          </table:table-cell>
          <table:table-cell office:value-type="float" office:value="8603843.8328254241" table:style-name="ce14">
            <text:p>8.603.844<text:s/></text:p>
          </table:table-cell>
          <table:table-cell office:value-type="float" office:value="12488032.220307549" table:style-name="ce14">
            <text:p>12.488.032<text:s/></text:p>
          </table:table-cell>
          <table:table-cell office:value-type="float" office:value="5567643.7918038042" table:style-name="ce14">
            <text:p>5.567.644<text:s/></text:p>
          </table:table-cell>
          <table:table-cell office:value-type="float" office:value="50058302.387887925" table:style-name="ce14">
            <text:p>50.058.302<text:s/></text:p>
          </table:table-cell>
          <table:table-cell office:value-type="float" office:value="3583581.654257576" table:style-name="ce14">
            <text:p>3.583.582<text:s/></text:p>
          </table:table-cell>
          <table:table-cell office:value-type="float" office:value="11527111.505128259" table:style-name="ce14">
            <text:p>11.527.112<text:s/></text:p>
          </table:table-cell>
          <table:table-cell office:value-type="float" office:value="7471496.1297561498" table:style-name="ce14">
            <text:p>7.471.496<text:s/></text:p>
          </table:table-cell>
          <table:table-cell office:value-type="float" office:value="3323220.1373178614" table:style-name="ce14">
            <text:p>3.323.220<text:s/></text:p>
          </table:table-cell>
          <table:table-cell office:value-type="float" office:value="143961042.36709765" table:style-name="ce14">
            <text:p>143.961.042<text:s/></text:p>
          </table:table-cell>
          <table:table-cell office:value-type="float" office:value="1903735.1337940316" table:style-name="ce14">
            <text:p>1.903.735<text:s/></text:p>
          </table:table-cell>
          <table:table-cell office:value-type="float" office:value="22271920.267098181" table:style-name="ce14">
            <text:p>22.271.920<text:s/></text:p>
          </table:table-cell>
          <table:table-cell office:value-type="float" office:value="3770337525.0087113" table:style-name="ce14">
            <text:p>3.770.337.525<text:s/></text:p>
          </table:table-cell>
          <table:table-cell office:value-type="float" office:value="2501503.3645723565" table:style-name="ce14">
            <text:p>2.501.503<text:s/></text:p>
          </table:table-cell>
          <table:table-cell office:value-type="float" office:value="1947561.3822357908" table:style-name="ce14">
            <text:p>1.947.561<text:s/></text:p>
          </table:table-cell>
          <table:table-cell office:value-type="float" office:value="314337.5599689433" table:style-name="ce14">
            <text:p>314.338<text:s/></text:p>
          </table:table-cell>
          <table:table-cell office:value-type="float" office:value="31295203.258572012" table:style-name="ce14">
            <text:p>31.295.203<text:s/></text:p>
          </table:table-cell>
          <table:table-cell office:value-type="float" office:value="20449719.295076575" table:style-name="ce14">
            <text:p>20.449.719<text:s/></text:p>
          </table:table-cell>
          <table:table-cell office:value-type="float" office:value="6464577.2869585492" table:style-name="ce14">
            <text:p>6.464.577<text:s/></text:p>
          </table:table-cell>
          <table:table-cell office:value-type="float" office:value="126895795.19487917" table:style-name="ce14">
            <text:p>126.895.795<text:s/></text:p>
          </table:table-cell>
          <table:table-cell office:value-type="float" office:value="859436.3601710411" table:style-name="ce14">
            <text:p>859.436<text:s/></text:p>
          </table:table-cell>
          <table:table-cell office:value-type="float" office:value="4282184493.900001" table:style-name="ce15">
            <text:p>4.282.184.494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7727979.86103387" table:style-name="ce20">
            <text:p>107.727.980<text:s/></text:p>
          </table:table-cell>
          <table:table-cell office:value-type="float" office:value="293256398.78073931" table:style-name="ce20">
            <text:p>293.256.399<text:s/></text:p>
          </table:table-cell>
          <table:table-cell office:value-type="float" office:value="1111566930.4743493" table:style-name="ce20">
            <text:p>1.111.566.930<text:s/></text:p>
          </table:table-cell>
          <table:table-cell office:value-type="float" office:value="77932948.164043605" table:style-name="ce20">
            <text:p>77.932.948<text:s/></text:p>
          </table:table-cell>
          <table:table-cell office:value-type="float" office:value="2151352181.2109866" table:style-name="ce20">
            <text:p>2.151.352.181<text:s/></text:p>
          </table:table-cell>
          <table:table-cell office:value-type="float" office:value="1474602678.6819804" table:style-name="ce20">
            <text:p>1.474.602.679<text:s/></text:p>
          </table:table-cell>
          <table:table-cell office:value-type="float" office:value="8156364956.6869383" table:style-name="ce20">
            <text:p>8.156.364.957<text:s/></text:p>
          </table:table-cell>
          <table:table-cell office:value-type="float" office:value="1630130097.5428996" table:style-name="ce20">
            <text:p>1.630.130.098<text:s/></text:p>
          </table:table-cell>
          <table:table-cell office:value-type="float" office:value="1307280896.7882407" table:style-name="ce20">
            <text:p>1.307.280.897<text:s/></text:p>
          </table:table-cell>
          <table:table-cell office:value-type="float" office:value="559658241.2271831" table:style-name="ce20">
            <text:p>559.658.241<text:s/></text:p>
          </table:table-cell>
          <table:table-cell office:value-type="float" office:value="5907206687.7559195" table:style-name="ce20">
            <text:p>5.907.206.688<text:s/></text:p>
          </table:table-cell>
          <table:table-cell office:value-type="float" office:value="606382350.41456878" table:style-name="ce20">
            <text:p>606.382.350<text:s/></text:p>
          </table:table-cell>
          <table:table-cell office:value-type="float" office:value="763161696.3671602" table:style-name="ce20">
            <text:p>763.161.696<text:s/></text:p>
          </table:table-cell>
          <table:table-cell office:value-type="float" office:value="841918212.09944654" table:style-name="ce20">
            <text:p>841.918.212<text:s/></text:p>
          </table:table-cell>
          <table:table-cell office:value-type="float" office:value="488685080.59078187" table:style-name="ce20">
            <text:p>488.685.081<text:s/></text:p>
          </table:table-cell>
          <table:table-cell office:value-type="float" office:value="1965630261.9271457" table:style-name="ce20">
            <text:p>1.965.630.262<text:s/></text:p>
          </table:table-cell>
          <table:table-cell office:value-type="float" office:value="304541419.31740808" table:style-name="ce20">
            <text:p>304.541.419<text:s/></text:p>
          </table:table-cell>
          <table:table-cell office:value-type="float" office:value="5301429610.28057" table:style-name="ce20">
            <text:p>5.301.429.610<text:s/></text:p>
          </table:table-cell>
          <table:table-cell office:value-type="float" office:value="18648962105.696751" table:style-name="ce20">
            <text:p>18.648.962.106<text:s/></text:p>
          </table:table-cell>
          <table:table-cell office:value-type="float" office:value="441169064.47456729" table:style-name="ce20">
            <text:p>441.169.064<text:s/></text:p>
          </table:table-cell>
          <table:table-cell office:value-type="float" office:value="253103175.10525569" table:style-name="ce20">
            <text:p>253.103.175<text:s/></text:p>
          </table:table-cell>
          <table:table-cell office:value-type="float" office:value="82317976.446120873" table:style-name="ce20">
            <text:p>82.317.976<text:s/></text:p>
          </table:table-cell>
          <table:table-cell office:value-type="float" office:value="5368527984.2335796" table:style-name="ce20">
            <text:p>5.368.527.984<text:s/></text:p>
          </table:table-cell>
          <table:table-cell office:value-type="float" office:value="3992281251.4300852" table:style-name="ce20">
            <text:p>3.992.281.251<text:s/></text:p>
          </table:table-cell>
          <table:table-cell office:value-type="float" office:value="330014682.94482708" table:style-name="ce20">
            <text:p>330.014.683<text:s/></text:p>
          </table:table-cell>
          <table:table-cell office:value-type="float" office:value="41205869325.74482" table:style-name="ce20">
            <text:p>41.205.869.326<text:s/></text:p>
          </table:table-cell>
          <table:table-cell office:value-type="float" office:value="158987618.90259811" table:style-name="ce20">
            <text:p>158.987.619<text:s/></text:p>
          </table:table-cell>
          <table:table-cell office:value-type="float" office:value="103530061813.14999" table:style-name="ce21">
            <text:p>103.530.061.813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5-11-17T17:51:51Z</dc:date>
    <meta:print-date>2011-05-12T16:46:54Z</meta:print-date>
    <meta:editing-cycles>38</meta:editing-cycles>
    <meta:editing-duration>PT3960S</meta:editing-duration>
  </office:meta>
</office:document-meta>
</file>